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Roman 10" svg:font-family="'LM Roman 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ab-stops>
          <style:tab-stop style:position="3.502in"/>
          <style:tab-stop style:position="5.3772in"/>
        </style:tab-stops>
      </style:paragraph-properties>
      <style:text-properties style:font-name="LM Roman 10" fo:font-size="10pt" officeooo:rsid="00445b38" officeooo:paragraph-rsid="00464054" style:font-size-asian="10pt" style:font-size-complex="10pt"/>
    </style:style>
    <style:style style:name="P2" style:family="paragraph" style:parent-style-name="Text_20_body">
      <style:paragraph-properties fo:text-align="justify" style:justify-single-word="false"/>
      <style:text-properties style:font-name="LM Roman 10" officeooo:rsid="001872f1" officeooo:paragraph-rsid="001872f1"/>
    </style:style>
    <style:style style:name="P3" style:family="paragraph" style:parent-style-name="Text_20_body">
      <style:paragraph-properties fo:text-align="justify" style:justify-single-word="false"/>
      <style:text-properties style:font-name="LM Roman 10" officeooo:rsid="004200ec" officeooo:paragraph-rsid="00517110"/>
    </style:style>
    <style:style style:name="P4" style:family="paragraph" style:parent-style-name="Text_20_body">
      <style:paragraph-properties fo:text-align="justify" style:justify-single-word="false"/>
      <style:text-properties style:font-name="LM Roman 10" officeooo:paragraph-rsid="0065b24b"/>
    </style:style>
    <style:style style:name="P5" style:family="paragraph" style:parent-style-name="Text_20_body">
      <style:paragraph-properties fo:text-align="justify" style:justify-single-word="false"/>
      <style:text-properties style:font-name="LM Roman 10" officeooo:rsid="0038aa2c" officeooo:paragraph-rsid="0038aa2c"/>
    </style:style>
    <style:style style:name="P6" style:family="paragraph" style:parent-style-name="Text_20_body">
      <style:paragraph-properties fo:text-align="justify" style:justify-single-word="false"/>
      <style:text-properties style:font-name="LM Roman 10" officeooo:rsid="0024f680" officeooo:paragraph-rsid="0069abd8"/>
    </style:style>
    <style:style style:name="P7" style:family="paragraph" style:parent-style-name="Text_20_body">
      <style:paragraph-properties fo:text-align="justify" style:justify-single-word="false"/>
      <style:text-properties style:font-name="LM Roman 10" officeooo:rsid="0024f680" officeooo:paragraph-rsid="0053c270"/>
    </style:style>
    <style:style style:name="P8" style:family="paragraph" style:parent-style-name="Text_20_body">
      <style:paragraph-properties fo:text-align="justify" style:justify-single-word="false"/>
      <style:text-properties style:font-name="LM Roman 10" officeooo:rsid="0024f680" officeooo:paragraph-rsid="0054c6c7"/>
    </style:style>
    <style:style style:name="P9" style:family="paragraph" style:parent-style-name="Text_20_body">
      <style:paragraph-properties fo:text-align="justify" style:justify-single-word="false"/>
      <style:text-properties style:font-name="LM Roman 10" officeooo:rsid="0053336f" officeooo:paragraph-rsid="0053336f"/>
    </style:style>
    <style:style style:name="P10" style:family="paragraph" style:parent-style-name="Text_20_body">
      <style:paragraph-properties fo:text-align="justify" style:justify-single-word="false"/>
      <style:text-properties style:font-name="LM Roman 10" officeooo:rsid="006d8c35" officeooo:paragraph-rsid="006d8c35"/>
    </style:style>
    <style:style style:name="P11" style:family="paragraph" style:parent-style-name="Text_20_body">
      <style:paragraph-properties fo:text-align="justify" style:justify-single-word="false"/>
      <style:text-properties style:font-name="LM Roman 10" officeooo:rsid="006d8c35" officeooo:paragraph-rsid="00a925a7"/>
    </style:style>
    <style:style style:name="P12" style:family="paragraph" style:parent-style-name="Text_20_body">
      <style:paragraph-properties fo:text-align="justify" style:justify-single-word="false"/>
      <style:text-properties style:font-name="LM Roman 10" officeooo:rsid="006d8c35" officeooo:paragraph-rsid="00b7dfef"/>
    </style:style>
    <style:style style:name="P13" style:family="paragraph" style:parent-style-name="Text_20_body">
      <style:paragraph-properties fo:text-align="justify" style:justify-single-word="false"/>
      <style:text-properties style:font-name="LM Roman 10" officeooo:rsid="006d8c35" officeooo:paragraph-rsid="00e10a43"/>
    </style:style>
    <style:style style:name="P14" style:family="paragraph" style:parent-style-name="Text_20_body">
      <style:paragraph-properties fo:text-align="justify" style:justify-single-word="false"/>
      <style:text-properties style:font-name="LM Roman 10" officeooo:rsid="007c0727" officeooo:paragraph-rsid="007c0727"/>
    </style:style>
    <style:style style:name="P15" style:family="paragraph" style:parent-style-name="Text_20_body">
      <style:paragraph-properties fo:text-align="justify" style:justify-single-word="false"/>
      <style:text-properties style:font-name="LM Roman 10" officeooo:rsid="007c0727" officeooo:paragraph-rsid="009c4d72"/>
    </style:style>
    <style:style style:name="P16" style:family="paragraph" style:parent-style-name="Text_20_body">
      <style:paragraph-properties fo:text-align="justify" style:justify-single-word="false"/>
      <style:text-properties style:font-name="LM Roman 10" officeooo:rsid="007c0727" officeooo:paragraph-rsid="00ee454d"/>
    </style:style>
    <style:style style:name="P17" style:family="paragraph" style:parent-style-name="Text_20_body">
      <style:paragraph-properties fo:text-align="justify" style:justify-single-word="false"/>
      <style:text-properties style:font-name="LM Roman 10" officeooo:rsid="007de15f" officeooo:paragraph-rsid="008000e8"/>
    </style:style>
    <style:style style:name="P18" style:family="paragraph" style:parent-style-name="Text_20_body">
      <style:paragraph-properties fo:text-align="justify" style:justify-single-word="false"/>
      <style:text-properties style:font-name="LM Roman 10" officeooo:rsid="010113a9" officeooo:paragraph-rsid="010113a9"/>
    </style:style>
    <style:style style:name="P19" style:family="paragraph" style:parent-style-name="Text_20_body">
      <style:paragraph-properties fo:text-align="start" style:justify-single-word="false">
        <style:tab-stops>
          <style:tab-stop style:position="1.3783in"/>
          <style:tab-stop style:position="3in"/>
          <style:tab-stop style:position="3.4626in" style:type="center"/>
          <style:tab-stop style:position="6.9252in" style:type="right"/>
        </style:tab-stops>
      </style:paragraph-properties>
      <style:text-properties style:font-name="LM Roman 10" officeooo:rsid="010113a9" officeooo:paragraph-rsid="010113a9"/>
    </style:style>
    <style:style style:name="P20" style:family="paragraph" style:parent-style-name="Text_20_body">
      <style:paragraph-properties fo:text-align="start" style:justify-single-word="false"/>
      <style:text-properties style:font-name="LM Roman 10" officeooo:rsid="010321fd" officeooo:paragraph-rsid="010321fd"/>
    </style:style>
    <style:style style:name="P21" style:family="paragraph" style:parent-style-name="Text_20_body">
      <style:paragraph-properties fo:text-align="start" style:justify-single-word="false">
        <style:tab-stops>
          <style:tab-stop style:position="1.3783in"/>
          <style:tab-stop style:position="3in"/>
        </style:tab-stops>
      </style:paragraph-properties>
      <style:text-properties style:font-name="LM Roman 10" officeooo:rsid="010321fd" officeooo:paragraph-rsid="010321fd"/>
    </style:style>
    <style:style style:name="P22" style:family="paragraph" style:parent-style-name="Text_20_body">
      <style:paragraph-properties fo:text-align="center" style:justify-single-word="false"/>
      <style:text-properties style:font-name="LM Roman 10" officeooo:rsid="010321fd" officeooo:paragraph-rsid="010321fd"/>
    </style:style>
    <style:style style:name="P23" style:family="paragraph" style:parent-style-name="Text_20_body">
      <style:paragraph-properties fo:text-align="justify" style:justify-single-word="false"/>
      <style:text-properties style:font-name="LM Roman 10" officeooo:rsid="0109f1d5" officeooo:paragraph-rsid="0109f1d5"/>
    </style:style>
    <style:style style:name="P24" style:family="paragraph" style:parent-style-name="Text_20_body">
      <style:paragraph-properties fo:text-align="justify" style:justify-single-word="false">
        <style:tab-stops>
          <style:tab-stop style:position="1.3102in"/>
          <style:tab-stop style:position="3in"/>
        </style:tab-stops>
      </style:paragraph-properties>
      <style:text-properties style:font-name="LM Roman 10" officeooo:rsid="0109f1d5" officeooo:paragraph-rsid="0109f1d5"/>
    </style:style>
    <style:style style:name="P25" style:family="paragraph" style:parent-style-name="Text_20_body">
      <style:paragraph-properties fo:text-align="justify" style:justify-single-word="false">
        <style:tab-stops>
          <style:tab-stop style:position="1.4016in"/>
          <style:tab-stop style:position="3in"/>
        </style:tab-stops>
      </style:paragraph-properties>
      <style:text-properties style:font-name="LM Roman 10" officeooo:rsid="010cd537" officeooo:paragraph-rsid="010cd537"/>
    </style:style>
    <style:style style:name="P26" style:family="paragraph" style:parent-style-name="Text_20_body">
      <style:paragraph-properties fo:text-align="justify" style:justify-single-word="false">
        <style:tab-stops>
          <style:tab-stop style:position="1.25in"/>
          <style:tab-stop style:position="1.4016in"/>
          <style:tab-stop style:position="3in"/>
        </style:tab-stops>
      </style:paragraph-properties>
      <style:text-properties style:font-name="LM Roman 10" officeooo:rsid="010cd537" officeooo:paragraph-rsid="010cd537"/>
    </style:style>
    <style:style style:name="P27" style:family="paragraph" style:parent-style-name="Text_20_body">
      <style:paragraph-properties fo:text-align="justify" style:justify-single-word="false"/>
      <style:text-properties style:font-name="LM Roman 10" officeooo:rsid="010e280b" officeooo:paragraph-rsid="010e280b"/>
    </style:style>
    <style:style style:name="P28" style:family="paragraph" style:parent-style-name="Text_20_body">
      <style:paragraph-properties fo:text-align="justify" style:justify-single-word="false"/>
      <style:text-properties officeooo:rsid="0011d718" officeooo:paragraph-rsid="00149cda"/>
    </style:style>
    <style:style style:name="P29" style:family="paragraph" style:parent-style-name="Text_20_body">
      <style:paragraph-properties fo:text-align="justify" style:justify-single-word="false"/>
      <style:text-properties officeooo:rsid="003508cb" officeooo:paragraph-rsid="003508cb"/>
    </style:style>
    <style:style style:name="P30" style:family="paragraph" style:parent-style-name="Text_20_body">
      <style:paragraph-properties fo:text-align="justify" style:justify-single-word="false"/>
      <style:text-properties officeooo:rsid="00363035" officeooo:paragraph-rsid="00363035"/>
    </style:style>
    <style:style style:name="P31" style:family="paragraph" style:parent-style-name="Text_20_body">
      <style:paragraph-properties fo:text-align="justify" style:justify-single-word="false"/>
      <style:text-properties officeooo:rsid="0059732d" officeooo:paragraph-rsid="005ad136"/>
    </style:style>
    <style:style style:name="P32" style:family="paragraph" style:parent-style-name="Text_20_body">
      <style:paragraph-properties fo:text-align="justify" style:justify-single-word="false"/>
      <style:text-properties officeooo:rsid="0059732d" officeooo:paragraph-rsid="005ee17e"/>
    </style:style>
    <style:style style:name="P33" style:family="paragraph" style:parent-style-name="Text_20_body">
      <style:paragraph-properties fo:text-align="justify" style:justify-single-word="false"/>
      <style:text-properties officeooo:rsid="006148b8" officeooo:paragraph-rsid="006148b8"/>
    </style:style>
    <style:style style:name="P34" style:family="paragraph" style:parent-style-name="Text_20_body">
      <style:text-properties officeooo:rsid="008cf82b" officeooo:paragraph-rsid="008cf82b"/>
    </style:style>
    <style:style style:name="P35" style:family="paragraph" style:parent-style-name="Text_20_body">
      <style:text-properties officeooo:rsid="00a1beb5" officeooo:paragraph-rsid="00a1beb5"/>
    </style:style>
    <style:style style:name="P36" style:family="paragraph" style:parent-style-name="Text_20_body">
      <style:text-properties officeooo:rsid="00a50462" officeooo:paragraph-rsid="00a50462"/>
    </style:style>
    <style:style style:name="P37" style:family="paragraph" style:parent-style-name="Text_20_body">
      <style:text-properties officeooo:rsid="00a925a7" officeooo:paragraph-rsid="00a925a7"/>
    </style:style>
    <style:style style:name="P38" style:family="paragraph" style:parent-style-name="Text_20_body">
      <style:text-properties officeooo:rsid="00b095ad" officeooo:paragraph-rsid="00b095ad"/>
    </style:style>
    <style:style style:name="P39" style:family="paragraph" style:parent-style-name="Text_20_body">
      <style:text-properties officeooo:rsid="00b265ba" officeooo:paragraph-rsid="00b265ba"/>
    </style:style>
    <style:style style:name="P40" style:family="paragraph" style:parent-style-name="Text_20_body">
      <style:text-properties officeooo:rsid="00b49546" officeooo:paragraph-rsid="00cd3e8c"/>
    </style:style>
    <style:style style:name="P41" style:family="paragraph" style:parent-style-name="Text_20_body">
      <style:text-properties officeooo:rsid="00bee122" officeooo:paragraph-rsid="00c00cd5"/>
    </style:style>
    <style:style style:name="P42" style:family="paragraph" style:parent-style-name="Text_20_body">
      <style:paragraph-properties fo:text-align="justify" style:justify-single-word="false"/>
      <style:text-properties officeooo:rsid="00c17cd9" officeooo:paragraph-rsid="00c2b619"/>
    </style:style>
    <style:style style:name="P43" style:family="paragraph" style:parent-style-name="Text_20_body">
      <style:paragraph-properties fo:text-align="justify" style:justify-single-word="false"/>
      <style:text-properties officeooo:rsid="00c47ad9" officeooo:paragraph-rsid="00c47ad9"/>
    </style:style>
    <style:style style:name="P44" style:family="paragraph" style:parent-style-name="Text_20_body">
      <style:paragraph-properties fo:text-align="justify" style:justify-single-word="false"/>
      <style:text-properties officeooo:rsid="00ca658b" officeooo:paragraph-rsid="00d50d09"/>
    </style:style>
    <style:style style:name="P45" style:family="paragraph" style:parent-style-name="Text_20_body">
      <style:text-properties officeooo:rsid="008c05ce" officeooo:paragraph-rsid="009e4f61"/>
    </style:style>
    <style:style style:name="P46" style:family="paragraph" style:parent-style-name="Text_20_body">
      <style:paragraph-properties fo:text-align="justify" style:justify-single-word="false"/>
      <style:text-properties officeooo:rsid="00d4ac62" officeooo:paragraph-rsid="00d4ac62"/>
    </style:style>
    <style:style style:name="P47" style:family="paragraph" style:parent-style-name="Text_20_body">
      <style:text-properties officeooo:rsid="009fcd6c" officeooo:paragraph-rsid="00f48521"/>
    </style:style>
    <style:style style:name="P48" style:family="paragraph" style:parent-style-name="Text_20_body">
      <style:paragraph-properties fo:text-align="justify" style:justify-single-word="false"/>
      <style:text-properties officeooo:rsid="00b998a6" officeooo:paragraph-rsid="00bd0e5f"/>
    </style:style>
    <style:style style:name="P49" style:family="paragraph" style:parent-style-name="Text_20_body">
      <style:text-properties officeooo:rsid="011a590b" officeooo:paragraph-rsid="011b79e5"/>
    </style:style>
    <style:style style:name="P50" style:family="paragraph" style:parent-style-name="Text_20_body">
      <style:text-properties officeooo:paragraph-rsid="011e7386"/>
    </style:style>
    <style:style style:name="P51" style:family="paragraph" style:parent-style-name="Text_20_body">
      <style:text-properties officeooo:rsid="01190715" officeooo:paragraph-rsid="011e7386"/>
    </style:style>
    <style:style style:name="P52" style:family="paragraph" style:parent-style-name="Standard">
      <style:paragraph-properties fo:text-align="justify" style:justify-single-word="false"/>
      <style:text-properties style:font-name="LM Roman 10" officeooo:rsid="00052674" officeooo:paragraph-rsid="0009caf7"/>
    </style:style>
    <style:style style:name="P53" style:family="paragraph" style:parent-style-name="Standard">
      <style:paragraph-properties fo:text-align="justify" style:justify-single-word="false"/>
      <style:text-properties style:font-name="LM Roman 10" officeooo:rsid="0003264e" officeooo:paragraph-rsid="0003264e"/>
    </style:style>
    <style:style style:name="P54" style:family="paragraph" style:parent-style-name="Title">
      <style:paragraph-properties fo:text-align="center" style:justify-single-word="false"/>
      <style:text-properties style:font-name="LM Roman 10" fo:font-size="24pt" fo:font-weight="normal" officeooo:rsid="00445b38" officeooo:paragraph-rsid="00420b8a" style:font-size-asian="24pt" style:font-weight-asian="normal" style:font-size-complex="24pt" style:font-weight-complex="normal"/>
    </style:style>
    <style:style style:name="P55" style:family="paragraph" style:parent-style-name="Text_20_body" style:master-page-name="">
      <loext:graphic-properties draw:fill="none"/>
      <style:paragraph-properties fo:margin-left="0.25in" fo:margin-right="0.1866in" fo:margin-top="0in" fo:margin-bottom="0.0972in" loext:contextual-spacing="false" fo:line-height="100%" fo:text-align="justify" style:justify-single-word="false" fo:text-indent="0in" style:auto-text-indent="false" style:page-number="auto" fo:background-color="transparent"/>
      <style:text-properties style:font-name="LM Roman 10" officeooo:rsid="00150d7e" officeooo:paragraph-rsid="00149cda"/>
    </style:style>
    <style:style style:name="P56" style:family="paragraph" style:parent-style-name="Standard">
      <style:paragraph-properties fo:margin-top="0in" fo:margin-bottom="0.1in" loext:contextual-spacing="false"/>
      <style:text-properties officeooo:paragraph-rsid="01395f67"/>
    </style:style>
    <style:style style:name="P57" style:family="paragraph" style:parent-style-name="Standard">
      <style:paragraph-properties fo:margin-top="0in" fo:margin-bottom="0.1in" loext:contextual-spacing="false"/>
      <style:text-properties officeooo:paragraph-rsid="013c38a9"/>
    </style:style>
    <style:style style:name="P58" style:family="paragraph" style:parent-style-name="Text_20_body" style:list-style-name="L2">
      <style:paragraph-properties fo:text-align="justify" style:justify-single-word="false"/>
      <style:text-properties style:font-name="LM Roman 10" officeooo:rsid="0054c6c7" officeooo:paragraph-rsid="0054c6c7"/>
    </style:style>
    <style:style style:name="P59" style:family="paragraph" style:parent-style-name="Text_20_body" style:list-style-name="L2">
      <style:paragraph-properties fo:text-align="justify" style:justify-single-word="false"/>
      <style:text-properties style:font-name="LM Roman 10" officeooo:rsid="011bf09b" officeooo:paragraph-rsid="011bf09b"/>
    </style:style>
    <style:style style:name="P60" style:family="paragraph" style:parent-style-name="Text_20_body" style:list-style-name="L2">
      <style:paragraph-properties fo:text-align="justify" style:justify-single-word="false"/>
      <style:text-properties style:font-name="LM Roman 10" officeooo:rsid="0053c270" officeooo:paragraph-rsid="0053c270"/>
    </style:style>
    <style:style style:name="P61" style:family="paragraph" style:parent-style-name="Text_20_body" style:list-style-name="L2">
      <style:paragraph-properties fo:text-align="justify" style:justify-single-word="false"/>
      <style:text-properties style:font-name="LM Roman 10" officeooo:rsid="0069abd8" officeooo:paragraph-rsid="0069abd8"/>
    </style:style>
    <style:style style:name="P62" style:family="paragraph" style:parent-style-name="Text_20_body" style:list-style-name="L2">
      <style:paragraph-properties fo:text-align="justify" style:justify-single-word="false"/>
      <style:text-properties style:font-name="LM Roman 10" officeooo:rsid="0024f680" officeooo:paragraph-rsid="0069abd8"/>
    </style:style>
    <style:style style:name="P63" style:family="paragraph" style:parent-style-name="Text_20_body" style:list-style-name="L2">
      <style:paragraph-properties fo:text-align="justify" style:justify-single-word="false"/>
      <style:text-properties style:font-name="LM Roman 10" officeooo:rsid="00725d27" officeooo:paragraph-rsid="00725d27"/>
    </style:style>
    <style:style style:name="P64" style:family="paragraph" style:parent-style-name="Text_20_body" style:list-style-name="L2">
      <style:paragraph-properties fo:text-align="justify" style:justify-single-word="false"/>
      <style:text-properties style:font-name="LM Roman 10" officeooo:rsid="006d8c35" officeooo:paragraph-rsid="006d8c35"/>
    </style:style>
    <style:style style:name="P65" style:family="paragraph" style:parent-style-name="Text_20_body" style:list-style-name="L2">
      <style:paragraph-properties fo:text-align="justify" style:justify-single-word="false"/>
      <style:text-properties style:font-name="LM Roman 10" officeooo:rsid="008a1cf7" officeooo:paragraph-rsid="008a1cf7"/>
    </style:style>
    <style:style style:name="P66" style:family="paragraph" style:parent-style-name="Text_20_body" style:list-style-name="L2">
      <style:paragraph-properties fo:text-align="justify" style:justify-single-word="false"/>
      <style:text-properties style:font-name="LM Roman 10" officeooo:rsid="00ac7425" officeooo:paragraph-rsid="00ac7425"/>
    </style:style>
    <style:style style:name="P67" style:family="paragraph" style:parent-style-name="Text_20_body" style:list-style-name="L2">
      <style:paragraph-properties fo:text-align="justify" style:justify-single-word="false"/>
      <style:text-properties style:font-name="LM Roman 10" officeooo:rsid="00ac7425" officeooo:paragraph-rsid="00b7dfef"/>
    </style:style>
    <style:style style:name="P68" style:family="paragraph" style:parent-style-name="Text_20_body" style:list-style-name="L2">
      <style:paragraph-properties fo:text-align="justify" style:justify-single-word="false"/>
      <style:text-properties style:font-name="LM Roman 10" officeooo:rsid="00bee122" officeooo:paragraph-rsid="00bee122"/>
    </style:style>
    <style:style style:name="P69" style:family="paragraph" style:parent-style-name="Text_20_body" style:list-style-name="L2">
      <style:paragraph-properties fo:text-align="justify" style:justify-single-word="false"/>
      <style:text-properties style:font-name="LM Roman 10" officeooo:rsid="00fb904f" officeooo:paragraph-rsid="00fb904f"/>
    </style:style>
    <style:style style:name="P70" style:family="paragraph" style:parent-style-name="Text_20_body" style:list-style-name="L2">
      <style:paragraph-properties fo:text-align="justify" style:justify-single-word="false"/>
      <style:text-properties style:font-name="LM Roman 10" officeooo:rsid="00e10a43" officeooo:paragraph-rsid="00e10a43"/>
    </style:style>
    <style:style style:name="P71" style:family="paragraph" style:parent-style-name="Text_20_body" style:list-style-name="L3">
      <style:paragraph-properties fo:text-align="justify" style:justify-single-word="false"/>
      <style:text-properties style:font-name="LM Roman 10" officeooo:rsid="010e280b" officeooo:paragraph-rsid="010e280b"/>
    </style:style>
    <style:style style:name="P72" style:family="paragraph" style:parent-style-name="Text_20_body" style:list-style-name="L1">
      <style:paragraph-properties fo:line-height="100%"/>
      <style:text-properties fo:font-size="11pt" style:font-size-asian="11pt" style:font-size-complex="11pt"/>
    </style:style>
    <style:style style:name="P73" style:family="paragraph" style:parent-style-name="Text_20_body" style:list-style-name="L2">
      <style:paragraph-properties fo:text-align="justify" style:justify-single-word="false"/>
      <style:text-properties officeooo:rsid="0024f680" officeooo:paragraph-rsid="0069abd8"/>
    </style:style>
    <style:style style:name="P74" style:family="paragraph" style:parent-style-name="Text_20_body" style:list-style-name="L3">
      <style:paragraph-properties fo:text-align="justify" style:justify-single-word="false"/>
      <style:text-properties officeooo:paragraph-rsid="010e280b"/>
    </style:style>
    <style:style style:name="P75" style:family="paragraph" style:parent-style-name="Text_20_body" style:list-style-name="L3">
      <style:paragraph-properties fo:text-align="justify" style:justify-single-word="false"/>
      <style:text-properties officeooo:paragraph-rsid="01115f74"/>
    </style:style>
    <style:style style:name="P76" style:family="paragraph" style:parent-style-name="Text_20_body" style:list-style-name="L3">
      <style:paragraph-properties fo:text-align="justify" style:justify-single-word="false"/>
      <style:text-properties officeooo:rsid="010e280b" officeooo:paragraph-rsid="010e280b"/>
    </style:style>
    <style:style style:name="P77" style:family="paragraph" style:parent-style-name="Heading_20_1">
      <style:paragraph-properties fo:text-align="start" style:justify-single-word="false"/>
      <style:text-properties style:font-name="LM Roman 10"/>
    </style:style>
    <style:style style:name="P78" style:family="paragraph" style:parent-style-name="Heading_20_1">
      <style:text-properties officeooo:paragraph-rsid="008000e8"/>
    </style:style>
    <style:style style:name="P79" style:family="paragraph" style:parent-style-name="Heading_20_1">
      <style:paragraph-properties fo:text-align="justify" style:justify-single-word="false"/>
      <style:text-properties officeooo:rsid="001b33de" officeooo:paragraph-rsid="00752aa6"/>
    </style:style>
    <style:style style:name="P80" style:family="paragraph" style:parent-style-name="Heading_20_1">
      <style:text-properties officeooo:rsid="011718b2" officeooo:paragraph-rsid="011718b2"/>
    </style:style>
    <style:style style:name="P8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64054"/>
    </style:style>
    <style:style style:name="T2" style:family="text">
      <style:text-properties officeooo:rsid="0022c27e"/>
    </style:style>
    <style:style style:name="T3" style:family="text">
      <style:text-properties officeooo:rsid="002ee167"/>
    </style:style>
    <style:style style:name="T4" style:family="text">
      <style:text-properties officeooo:rsid="002ff022"/>
    </style:style>
    <style:style style:name="T5" style:family="text">
      <style:text-properties style:font-name="LM Roman 10"/>
    </style:style>
    <style:style style:name="T6" style:family="text">
      <style:text-properties style:font-name="LM Roman 10" officeooo:rsid="00149cda"/>
    </style:style>
    <style:style style:name="T7" style:family="text">
      <style:text-properties style:font-name="LM Roman 10" officeooo:rsid="004200ec"/>
    </style:style>
    <style:style style:name="T8" style:family="text">
      <style:text-properties style:font-name="LM Roman 10" officeooo:rsid="00363035"/>
    </style:style>
    <style:style style:name="T9" style:family="text">
      <style:text-properties style:font-name="LM Roman 10" fo:font-size="11pt" style:font-size-asian="11pt" style:font-size-complex="11pt"/>
    </style:style>
    <style:style style:name="T10" style:family="text">
      <style:text-properties style:font-name="LM Roman 10" fo:font-size="11pt" officeooo:rsid="008d4f39" style:font-size-asian="11pt" style:font-size-complex="11pt"/>
    </style:style>
    <style:style style:name="T11" style:family="text">
      <style:text-properties style:font-name="LM Roman 10" fo:font-size="11pt" officeooo:rsid="008f4562" style:font-size-asian="11pt" style:font-size-complex="11pt"/>
    </style:style>
    <style:style style:name="T12" style:family="text">
      <style:text-properties style:font-name="LM Roman 10" fo:font-size="11pt" officeooo:rsid="00e8cdcd" style:font-size-asian="11pt" style:font-size-complex="11pt"/>
    </style:style>
    <style:style style:name="T13" style:family="text">
      <style:text-properties style:font-name="LM Roman 10" fo:font-size="11pt" officeooo:rsid="011e7386" style:font-size-asian="11pt" style:font-size-complex="11pt"/>
    </style:style>
    <style:style style:name="T14" style:family="text">
      <style:text-properties style:font-name="LM Roman 10" fo:font-size="11pt" officeooo:rsid="011f603f" style:font-size-asian="11pt" style:font-size-complex="11pt"/>
    </style:style>
    <style:style style:name="T15" style:family="text">
      <style:text-properties style:font-name="LM Roman 10" fo:font-size="11pt" officeooo:rsid="011f7a8b" style:font-size-asian="11pt" style:font-size-complex="11pt"/>
    </style:style>
    <style:style style:name="T16" style:family="text">
      <style:text-properties style:font-name="LM Roman 10" fo:font-size="11pt" officeooo:rsid="0121723e" style:font-size-asian="11pt" style:font-size-complex="11pt"/>
    </style:style>
    <style:style style:name="T17" style:family="text">
      <style:text-properties style:font-name="LM Roman 10" fo:font-size="11pt" officeooo:rsid="01395f67" style:font-size-asian="11pt" style:font-size-complex="11pt"/>
    </style:style>
    <style:style style:name="T18" style:family="text">
      <style:text-properties style:font-name="LM Roman 10" officeooo:rsid="001b33de"/>
    </style:style>
    <style:style style:name="T19" style:family="text">
      <style:text-properties style:font-name="LM Roman 10" officeooo:rsid="005ad136"/>
    </style:style>
    <style:style style:name="T20" style:family="text">
      <style:text-properties style:font-name="LM Roman 10" officeooo:rsid="005ee17e"/>
    </style:style>
    <style:style style:name="T21" style:family="text">
      <style:text-properties style:font-name="LM Roman 10" officeooo:rsid="0060aa44"/>
    </style:style>
    <style:style style:name="T22" style:family="text">
      <style:text-properties style:font-name="LM Roman 10" officeooo:rsid="0062d9ba"/>
    </style:style>
    <style:style style:name="T23" style:family="text">
      <style:text-properties style:font-name="LM Roman 10" officeooo:rsid="00647093"/>
    </style:style>
    <style:style style:name="T24" style:family="text">
      <style:text-properties style:font-name="LM Roman 10" officeooo:rsid="00650923"/>
    </style:style>
    <style:style style:name="T25" style:family="text">
      <style:text-properties style:font-name="LM Roman 10" officeooo:rsid="0065d115"/>
    </style:style>
    <style:style style:name="T26" style:family="text">
      <style:text-properties style:font-name="LM Roman 10" officeooo:rsid="0067aaed"/>
    </style:style>
    <style:style style:name="T27" style:family="text">
      <style:text-properties style:font-name="LM Roman 10" officeooo:rsid="00752aa6"/>
    </style:style>
    <style:style style:name="T28" style:family="text">
      <style:text-properties style:font-name="LM Roman 10" officeooo:rsid="007bf9b2"/>
    </style:style>
    <style:style style:name="T29" style:family="text">
      <style:text-properties style:font-name="LM Roman 10" officeooo:rsid="0068860e"/>
    </style:style>
    <style:style style:name="T30" style:family="text">
      <style:text-properties style:font-name="LM Roman 10" officeooo:rsid="006b0dc7"/>
    </style:style>
    <style:style style:name="T31" style:family="text">
      <style:text-properties style:font-name="LM Roman 10" officeooo:rsid="007c0727"/>
    </style:style>
    <style:style style:name="T32" style:family="text">
      <style:text-properties style:font-name="LM Roman 10" officeooo:rsid="008cf82b"/>
    </style:style>
    <style:style style:name="T33" style:family="text">
      <style:text-properties style:font-name="LM Roman 10" officeooo:rsid="0094f560"/>
    </style:style>
    <style:style style:name="T34" style:family="text">
      <style:text-properties style:font-name="LM Roman 10" officeooo:rsid="009693ef"/>
    </style:style>
    <style:style style:name="T35" style:family="text">
      <style:text-properties style:font-name="LM Roman 10" officeooo:rsid="00996753"/>
    </style:style>
    <style:style style:name="T36" style:family="text">
      <style:text-properties style:font-name="LM Roman 10" officeooo:rsid="00b05f97"/>
    </style:style>
    <style:style style:name="T37" style:family="text">
      <style:text-properties style:font-name="LM Roman 10" officeooo:rsid="00bb6fa7"/>
    </style:style>
    <style:style style:name="T38" style:family="text">
      <style:text-properties style:font-name="LM Roman 10" officeooo:rsid="00bcc011"/>
    </style:style>
    <style:style style:name="T39" style:family="text">
      <style:text-properties style:font-name="LM Roman 10" officeooo:rsid="00bd0e5f"/>
    </style:style>
    <style:style style:name="T40" style:family="text">
      <style:text-properties style:font-name="LM Roman 10" officeooo:rsid="00bee122"/>
    </style:style>
    <style:style style:name="T41" style:family="text">
      <style:text-properties style:font-name="LM Roman 10" fo:font-weight="bold" officeooo:rsid="00c17cd9" style:font-weight-asian="bold" style:font-weight-complex="bold"/>
    </style:style>
    <style:style style:name="T42" style:family="text">
      <style:text-properties style:font-name="LM Roman 10" fo:font-weight="bold" officeooo:rsid="00d8242a" style:font-weight-asian="bold" style:font-weight-complex="bold"/>
    </style:style>
    <style:style style:name="T43" style:family="text">
      <style:text-properties style:font-name="LM Roman 10" officeooo:rsid="00c2b619"/>
    </style:style>
    <style:style style:name="T44" style:family="text">
      <style:text-properties style:font-name="LM Roman 10" fo:font-style="italic" officeooo:rsid="00c2b619" style:font-style-asian="italic" style:font-style-complex="italic"/>
    </style:style>
    <style:style style:name="T45" style:family="text">
      <style:text-properties style:font-name="LM Roman 10" fo:font-style="normal" officeooo:rsid="00c2b619" style:font-style-asian="normal" style:font-style-complex="normal"/>
    </style:style>
    <style:style style:name="T46" style:family="text">
      <style:text-properties style:font-name="LM Roman 10" officeooo:rsid="00c17cd9"/>
    </style:style>
    <style:style style:name="T47" style:family="text">
      <style:text-properties style:font-name="LM Roman 10" officeooo:rsid="00c6065a"/>
    </style:style>
    <style:style style:name="T48" style:family="text">
      <style:text-properties style:font-name="LM Roman 10" officeooo:rsid="00cb5730"/>
    </style:style>
    <style:style style:name="T49" style:family="text">
      <style:text-properties style:font-name="LM Roman 10" officeooo:rsid="00cb5f5b"/>
    </style:style>
    <style:style style:name="T50" style:family="text">
      <style:text-properties style:font-name="LM Roman 10" officeooo:rsid="00cbf34a"/>
    </style:style>
    <style:style style:name="T51" style:family="text">
      <style:text-properties style:font-name="LM Roman 10" officeooo:rsid="00cf140f"/>
    </style:style>
    <style:style style:name="T52" style:family="text">
      <style:text-properties style:font-name="LM Roman 10" officeooo:rsid="00d0f2e6"/>
    </style:style>
    <style:style style:name="T53" style:family="text">
      <style:text-properties style:font-name="LM Roman 10" officeooo:rsid="00d2ef1b"/>
    </style:style>
    <style:style style:name="T54" style:family="text">
      <style:text-properties style:font-name="LM Roman 10" officeooo:rsid="00d50d09"/>
    </style:style>
    <style:style style:name="T55" style:family="text">
      <style:text-properties style:font-name="LM Roman 10" officeooo:rsid="00d5831f"/>
    </style:style>
    <style:style style:name="T56" style:family="text">
      <style:text-properties style:font-name="LM Roman 10" officeooo:rsid="00d62c0a"/>
    </style:style>
    <style:style style:name="T57" style:family="text">
      <style:text-properties style:font-name="LM Roman 10" officeooo:rsid="00d8242a"/>
    </style:style>
    <style:style style:name="T58" style:family="text">
      <style:text-properties style:font-name="LM Roman 10" officeooo:rsid="00e25a57"/>
    </style:style>
    <style:style style:name="T59" style:family="text">
      <style:text-properties style:font-name="LM Roman 10" officeooo:rsid="00e5afdc"/>
    </style:style>
    <style:style style:name="T60" style:family="text">
      <style:text-properties style:font-name="LM Roman 10" officeooo:rsid="00eba997"/>
    </style:style>
    <style:style style:name="T61" style:family="text">
      <style:text-properties style:font-name="LM Roman 10" officeooo:rsid="00ebb756"/>
    </style:style>
    <style:style style:name="T62" style:family="text">
      <style:text-properties style:font-name="LM Roman 10" officeooo:rsid="00ec7cd3"/>
    </style:style>
    <style:style style:name="T63" style:family="text">
      <style:text-properties style:font-name="LM Roman 10" officeooo:rsid="00ff1ab4"/>
    </style:style>
    <style:style style:name="T64" style:family="text">
      <style:text-properties style:font-name="LM Roman 10" officeooo:rsid="00ffad2a"/>
    </style:style>
    <style:style style:name="T65" style:family="text">
      <style:text-properties style:font-name="LM Roman 10" officeooo:rsid="010113a9"/>
    </style:style>
    <style:style style:name="T66" style:family="text">
      <style:text-properties style:font-name="LM Roman 10" officeooo:rsid="01077661"/>
    </style:style>
    <style:style style:name="T67" style:family="text">
      <style:text-properties style:font-name="LM Roman 10" officeooo:rsid="0108f0c9"/>
    </style:style>
    <style:style style:name="T68" style:family="text">
      <style:text-properties style:font-name="LM Roman 10" officeooo:rsid="010e280b"/>
    </style:style>
    <style:style style:name="T69" style:family="text">
      <style:text-properties style:font-name="LM Roman 10" officeooo:rsid="010f71b5"/>
    </style:style>
    <style:style style:name="T70" style:family="text">
      <style:text-properties style:font-name="LM Roman 10" officeooo:rsid="01115f74"/>
    </style:style>
    <style:style style:name="T71" style:family="text">
      <style:text-properties style:font-name="LM Roman 10" officeooo:rsid="0111c028"/>
    </style:style>
    <style:style style:name="T72" style:family="text">
      <style:text-properties style:font-name="LM Roman 10" officeooo:rsid="01122b88"/>
    </style:style>
    <style:style style:name="T73" style:family="text">
      <style:text-properties style:font-name="LM Roman 10" officeooo:rsid="0130bc1b"/>
    </style:style>
    <style:style style:name="T74" style:family="text">
      <style:text-properties officeooo:rsid="00499b9b"/>
    </style:style>
    <style:style style:name="T75" style:family="text">
      <style:text-properties fo:font-size="11pt" style:font-size-asian="11pt" style:font-size-complex="11pt"/>
    </style:style>
    <style:style style:name="T76" style:family="text">
      <style:text-properties fo:font-size="11pt" officeooo:rsid="0009caf7" style:font-size-asian="11pt" style:font-size-complex="11pt"/>
    </style:style>
    <style:style style:name="T77" style:family="text">
      <style:text-properties fo:font-size="11pt" officeooo:rsid="0007ced9" style:font-size-asian="11pt" style:font-size-complex="11pt"/>
    </style:style>
    <style:style style:name="T78" style:family="text">
      <style:text-properties fo:font-size="11pt" officeooo:rsid="01381eb2" style:font-size-asian="11pt" style:font-size-complex="11pt"/>
    </style:style>
    <style:style style:name="T79" style:family="text">
      <style:text-properties fo:font-size="11pt" officeooo:rsid="013854b7" style:font-size-asian="11pt" style:font-size-complex="11pt"/>
    </style:style>
    <style:style style:name="T80" style:family="text">
      <style:text-properties fo:font-size="11pt" officeooo:rsid="013c38a9" style:font-size-asian="11pt" style:font-size-complex="11pt"/>
    </style:style>
    <style:style style:name="T81" style:family="text">
      <style:text-properties fo:font-weight="bold" style:font-weight-asian="bold" style:font-weight-complex="bold"/>
    </style:style>
    <style:style style:name="T82" style:family="text">
      <style:text-properties officeooo:rsid="004d5ef4"/>
    </style:style>
    <style:style style:name="T83" style:family="text">
      <style:text-properties officeooo:rsid="004f2965"/>
    </style:style>
    <style:style style:name="T84" style:family="text">
      <style:text-properties officeooo:rsid="004fbb29"/>
    </style:style>
    <style:style style:name="T85" style:family="text">
      <style:text-properties officeooo:rsid="00517110"/>
    </style:style>
    <style:style style:name="T86" style:family="text">
      <style:text-properties officeooo:rsid="00551d29"/>
    </style:style>
    <style:style style:name="T87" style:family="text">
      <style:text-properties officeooo:rsid="00569a02"/>
    </style:style>
    <style:style style:name="T88" style:family="text">
      <style:text-properties officeooo:rsid="00572656"/>
    </style:style>
    <style:style style:name="T89" style:family="text">
      <style:text-properties officeooo:rsid="005803e6"/>
    </style:style>
    <style:style style:name="T90" style:family="text">
      <style:text-properties officeooo:rsid="005d15c7"/>
    </style:style>
    <style:style style:name="T91" style:family="text">
      <style:text-properties officeooo:rsid="0065b24b"/>
    </style:style>
    <style:style style:name="T92" style:family="text">
      <style:text-properties officeooo:rsid="003229ad"/>
    </style:style>
    <style:style style:name="T93" style:family="text">
      <style:text-properties officeooo:rsid="0069abd8"/>
    </style:style>
    <style:style style:name="T94" style:family="text">
      <style:text-properties officeooo:rsid="006bb521"/>
    </style:style>
    <style:style style:name="T95" style:family="text">
      <style:text-properties officeooo:rsid="006ef1e4"/>
    </style:style>
    <style:style style:name="T96" style:family="text">
      <style:text-properties officeooo:rsid="00725d27"/>
    </style:style>
    <style:style style:name="T97" style:family="text">
      <style:text-properties officeooo:rsid="0074b77c"/>
    </style:style>
    <style:style style:name="T98" style:family="text">
      <style:text-properties officeooo:rsid="007c0727"/>
    </style:style>
    <style:style style:name="T99" style:family="text">
      <style:text-properties officeooo:rsid="007de15f"/>
    </style:style>
    <style:style style:name="T100" style:family="text">
      <style:text-properties officeooo:rsid="007f3cdd"/>
    </style:style>
    <style:style style:name="T101" style:family="text">
      <style:text-properties officeooo:rsid="008000e8"/>
    </style:style>
    <style:style style:name="T102" style:family="text">
      <style:text-properties fo:font-style="italic" officeooo:rsid="007de15f" style:font-style-asian="italic" style:font-style-complex="italic"/>
    </style:style>
    <style:style style:name="T103" style:family="text">
      <style:text-properties fo:font-style="italic" officeooo:rsid="00878984" style:font-style-asian="italic" style:font-style-complex="italic"/>
    </style:style>
    <style:style style:name="T104" style:family="text">
      <style:text-properties fo:font-style="italic" officeooo:rsid="00c00cd5" style:font-style-asian="italic" style:font-style-complex="italic"/>
    </style:style>
    <style:style style:name="T105" style:family="text">
      <style:text-properties officeooo:rsid="00878984"/>
    </style:style>
    <style:style style:name="T106" style:family="text">
      <style:text-properties fo:font-style="normal" officeooo:rsid="00878984" style:font-style-asian="normal" style:font-style-complex="normal"/>
    </style:style>
    <style:style style:name="T107" style:family="text">
      <style:text-properties fo:font-style="normal" officeooo:rsid="009c4d72" style:font-style-asian="normal" style:font-style-complex="normal"/>
    </style:style>
    <style:style style:name="T108" style:family="text">
      <style:text-properties fo:font-style="normal" officeooo:rsid="00c00cd5" style:font-style-asian="normal" style:font-style-complex="normal"/>
    </style:style>
    <style:style style:name="T109" style:family="text">
      <style:text-properties fo:font-style="normal" officeooo:rsid="00f923c3" style:font-style-asian="normal" style:font-style-complex="normal"/>
    </style:style>
    <style:style style:name="T110" style:family="text">
      <style:text-properties officeooo:rsid="008e4cbf"/>
    </style:style>
    <style:style style:name="T111" style:family="text">
      <style:text-properties officeooo:rsid="00a393fe"/>
    </style:style>
    <style:style style:name="T112" style:family="text">
      <style:text-properties officeooo:rsid="00a50462"/>
    </style:style>
    <style:style style:name="T113" style:family="text">
      <style:text-properties officeooo:rsid="00a68603"/>
    </style:style>
    <style:style style:name="T114" style:family="text">
      <style:text-properties officeooo:rsid="00a7d6c2"/>
    </style:style>
    <style:style style:name="T115" style:family="text">
      <style:text-properties officeooo:rsid="00aa7995"/>
    </style:style>
    <style:style style:name="T116" style:family="text">
      <style:text-properties officeooo:rsid="00ad317e"/>
    </style:style>
    <style:style style:name="T117" style:family="text">
      <style:text-properties officeooo:rsid="00b265ba"/>
    </style:style>
    <style:style style:name="T118" style:family="text">
      <style:text-properties officeooo:rsid="00b39fa1"/>
    </style:style>
    <style:style style:name="T119" style:family="text">
      <style:text-properties officeooo:rsid="00b3c5af"/>
    </style:style>
    <style:style style:name="T120" style:family="text">
      <style:text-properties officeooo:rsid="00b6891d"/>
    </style:style>
    <style:style style:name="T121" style:family="text">
      <style:text-properties officeooo:rsid="00b7dfef"/>
    </style:style>
    <style:style style:name="T122" style:family="text">
      <style:text-properties officeooo:rsid="00c00cd5"/>
    </style:style>
    <style:style style:name="T123" style:family="text">
      <style:text-properties officeooo:rsid="00cbf34a"/>
    </style:style>
    <style:style style:name="T124" style:family="text">
      <style:text-properties officeooo:rsid="00cd746c"/>
    </style:style>
    <style:style style:name="T125" style:family="text">
      <style:text-properties officeooo:rsid="00ded6e7"/>
    </style:style>
    <style:style style:name="T126" style:family="text">
      <style:text-properties officeooo:rsid="00d50d09"/>
    </style:style>
    <style:style style:name="T127" style:family="text">
      <style:text-properties officeooo:rsid="00e73c87"/>
    </style:style>
    <style:style style:name="T128" style:family="text">
      <style:text-properties officeooo:rsid="00e8cdcd"/>
    </style:style>
    <style:style style:name="T129" style:family="text">
      <style:text-properties officeooo:rsid="00ec7cd3"/>
    </style:style>
    <style:style style:name="T130" style:family="text">
      <style:text-properties officeooo:rsid="00edcb45"/>
    </style:style>
    <style:style style:name="T131" style:family="text">
      <style:text-properties officeooo:rsid="00f0fdce"/>
    </style:style>
    <style:style style:name="T132" style:family="text">
      <style:text-properties officeooo:rsid="00f247b6"/>
    </style:style>
    <style:style style:name="T133" style:family="text">
      <style:text-properties officeooo:rsid="00f2da04"/>
    </style:style>
    <style:style style:name="T134" style:family="text">
      <style:text-properties officeooo:rsid="00f48521"/>
    </style:style>
    <style:style style:name="T135" style:family="text">
      <style:text-properties officeooo:rsid="00f65bd1"/>
    </style:style>
    <style:style style:name="T136" style:family="text">
      <style:text-properties officeooo:rsid="00f84d39"/>
    </style:style>
    <style:style style:name="T137" style:family="text">
      <style:text-properties officeooo:rsid="00f8d367"/>
    </style:style>
    <style:style style:name="T138" style:family="text">
      <style:text-properties officeooo:rsid="00f915ef"/>
    </style:style>
    <style:style style:name="T139" style:family="text">
      <style:text-properties officeooo:rsid="00fa7b9d"/>
    </style:style>
    <style:style style:name="T140" style:family="text">
      <style:text-properties officeooo:rsid="00fb904f"/>
    </style:style>
    <style:style style:name="T141" style:family="text">
      <style:text-properties officeooo:rsid="00fd8cda"/>
    </style:style>
    <style:style style:name="T142" style:family="text">
      <style:text-properties officeooo:rsid="010113a9"/>
    </style:style>
    <style:style style:name="T143" style:family="text">
      <style:text-properties officeooo:rsid="0109f1d5"/>
    </style:style>
    <style:style style:name="T144" style:family="text">
      <style:text-properties officeooo:rsid="010bb267"/>
    </style:style>
    <style:style style:name="T145" style:family="text">
      <style:text-properties officeooo:rsid="010cd537"/>
    </style:style>
    <style:style style:name="T146" style:family="text">
      <style:text-properties officeooo:rsid="010f71b5"/>
    </style:style>
    <style:style style:name="T147" style:family="text">
      <style:text-properties officeooo:rsid="01190715"/>
    </style:style>
    <style:style style:name="T148" style:family="text">
      <style:text-properties officeooo:rsid="011bf09b"/>
    </style:style>
    <style:style style:name="T149" style:family="text">
      <style:text-properties officeooo:rsid="011c1422"/>
    </style:style>
    <style:style style:name="Sect1" style:family="section">
      <style:section-properties text:dont-balance-text-columns="false" style:editable="false">
        <style:columns fo:column-count="2" fo:column-gap="0.2291in">
          <style:column style:rel-width="32767*" fo:start-indent="0in" fo:end-indent="0.1146in"/>
          <style:column style:rel-width="32768*" fo:start-indent="0.1146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4">Tree Group Research Primer</text:p>
      <text:p text:style-name="P52"/>
      <text:section text:style-name="Sect1" text:name="Section1">
        <text:p text:style-name="P57"><text:span text:style-name="T75">Thanks for your interest in doing research with me! </text:span><text:span text:style-name="T79">If you haven’t </text:span><text:span text:style-name="T80">done so </text:span><text:span text:style-name="T79">already, please send me an email (</text:span><text:a xlink:type="simple" xlink:href="mailto:tree.doug@byu.edu" text:style-name="Internet_20_link" text:visited-style-name="Visited_20_Internet_20_Link"><text:span text:style-name="T79">tree.doug@byu.edu</text:span></text:a><text:span text:style-name="T79">) before you start the training </text:span><text:span text:style-name="T80">so we can talk about the group and potential openings</text:span><text:span text:style-name="T79">. </text:span><text:span text:style-name="T75">I’m excited to </text:span><text:span text:style-name="T76">get to know you better, and look forward to having you in the group.</text:span></text:p>
        <text:p text:style-name="P56"><text:span text:style-name="T77">This document outlines a series of tasks and tutorials that I would like you to accomplish before </text:span><text:span text:style-name="T78">you start</text:span><text:span text:style-name="T77"> as a research assistant. This process is meant to:</text:span></text:p>
        <text:list xml:id="list254038831241717307" text:style-name="L1">
          <text:list-item>
            <text:p text:style-name="P72">make sure you have the necessary training, </text:p>
          </text:list-item>
          <text:list-item>
            <text:p text:style-name="P72">help you get a sense of what will be expected of you, </text:p>
          </text:list-item>
          <text:list-item>
            <text:p text:style-name="P72">give you an opportunity to prove that you can do self-directed tasks, and</text:p>
          </text:list-item>
          <text:list-item>
            <text:p text:style-name="P72">ensure you have sufficient time in your schedule to do research.</text:p>
          </text:list-item>
        </text:list>
        <text:p text:style-name="P50"><text:span text:style-name="T9">I anticipate that the training will take around 40 hours </text:span><text:span text:style-name="T12">(or about 4 weeks </text:span><text:span text:style-name="T13">if you are working 10 hrs/week</text:span><text:span text:style-name="T12">) </text:span><text:span text:style-name="T9">to finish. Your time spent on the training should be mostly self-directed, but I am happy to answer </text:span><text:span text:style-name="T13">your </text:span><text:span text:style-name="T9">questions. </text:span><text:span text:style-name="T14">In other words</text:span><text:span text:style-name="T13">, </text:span><text:span text:style-name="T16">seek</text:span><text:span text:style-name="T15"> help for </text:span><text:span text:style-name="T13">problems that </text:span><text:span text:style-name="T16">you </text:span><text:span text:style-name="T13">have tried to </text:span><text:span text:style-name="T15">solve </text:span><text:span text:style-name="T13">on your own first. </text:span><text:span text:style-name="T16">Then, if </text:span><text:span text:style-name="T13">you are </text:span><text:span text:style-name="T16">still </text:span><text:span text:style-name="T13">stuck or confused, f</text:span><text:span text:style-name="T9">eel free to email me (</text:span><text:a xlink:type="simple" xlink:href="mailto:tree.doug@byu.edu" text:style-name="Internet_20_link" text:visited-style-name="Visited_20_Internet_20_Link"><text:span text:style-name="T9">tree.doug@byu.edu</text:span></text:a><text:span text:style-name="T9">) or come by my office </text:span><text:span text:style-name="T17">(322 Clyde Building)</text:span><text:span text:style-name="T9">.</text:span></text:p>
        <text:p text:style-name="P34"><text:span text:style-name="T9">The first few tasks center around getting set up with a computer and an account at the Fulton Supercomputing Lab (FSL). Then there are a series of tasks designed to help you learn </text:span><text:span text:style-name="T11">some important</text:span><text:span text:style-name="T9"> programming </text:span><text:span text:style-name="T11">skills</text:span><text:span text:style-name="T9">. You won’t have time to learn everything about the </text:span><text:span text:style-name="T11">programming</text:span><text:span text:style-name="T9"> languages </text:span><text:span text:style-name="T11">(especially C++)</text:span><text:span text:style-name="T9">, </text:span><text:span text:style-name="T10">so don’t worry if you feel a bit lost at this point. Finally, I have a small programming project at the end that will help you tie everything together in a hands-on way.</text:span></text:p>
        <text:p text:style-name="Text_20_body"><text:span text:style-name="T110">Please let me know i</text:span>f you decide at some point while doing the training that you don’t have enough time <text:span text:style-name="T110">for research</text:span>, or that you aren’t as interested as you thought you were. I will be disappointed that you won’t be working with us, but it won’t hurt my feelings, and I won’t think less of you. (Some students are nervous to say no to a professor.) Under exceptional circumstances (such as a lengthy delay in accomplishing the training materials), I reserve the right to decide to not make you an offer to join the group.</text:p>
        <text:h text:style-name="Heading_20_1" text:outline-level="1">Task 1. Keep a time sheet</text:h>
        <text:p text:style-name="Text_20_body">In order for you to make meaningful progress on your research, you need to put in a minimum of <text:span text:style-name="T81">about 10 hours a week</text:span>. This is a significant time investment, and it is common for dedicated students to find this challenging. To help you keep this goal, I would like you to keep a time sheet while you are doing the training. Your time sheet will also help me learn about your particular skills and <text:span text:style-name="T90">experience</text:span>. An example time sheet is included with this document. </text:p>
        <text:p text:style-name="P8">Before moving on from this task, you should:</text:p>
        <text:list xml:id="list4542703181848438243" text:style-name="L2">
          <text:list-item>
            <text:p text:style-name="P58"><text:span text:style-name="T148">Have a</text:span> time sheet, <text:span text:style-name="T149">and</text:span></text:p>
          </text:list-item>
          <text:list-item>
            <text:p text:style-name="P59">Read/skim through the entire tutorial.</text:p>
          </text:list-item>
        </text:list>
        <text:h text:style-name="P77" text:outline-level="1"><text:soft-page-break/>Task 2. <text:span text:style-name="T83">Learn about HPC and g</text:span>et <text:span text:style-name="T84">an </text:span>account with <text:span text:style-name="T74">FSL</text:span></text:h>
        <text:p text:style-name="P28"><text:span text:style-name="T5">Log on to </text:span><text:a xlink:type="simple" xlink:href="https://marylou.byu.edu/" text:style-name="Internet_20_link" text:visited-style-name="Visited_20_Internet_20_Link"><text:span text:style-name="T6">https://marylou.byu.edu/</text:span></text:a><text:span text:style-name="T6"> and request an account with the </text:span><text:span text:style-name="T32">FSL</text:span><text:span text:style-name="T6">. To complete this process you will need to describe the research project. Use the following paragraph, unless we have discussed something different.</text:span></text:p>
        <text:p text:style-name="P55">I will be doing research with Prof. Douglas Tree in the Chemical Engineering Department as part of his undergraduate software development team. As part of this team, I will be working on developing massively parallel software to study polymer materials and other complex fluids. We anticipate that this software will typically run on multiple CPUs or on GPUs, and take several hours or days to complete.</text:p>
        <text:p text:style-name="P3"><text:span text:style-name="T82">In addition</text:span>, <text:span text:style-name="T85">you need to learn a little bit about high performance computing (HPC). Watch the </text:span><text:a xlink:type="simple" xlink:href="https://www.youtube.com/watch?v=i1r9BxHBG0I&amp;list=PL326A5EB4E3B16FED&amp;feature=plpp_play_all" text:style-name="Internet_20_link" text:visited-style-name="Visited_20_Internet_20_Link"><text:span text:style-name="T85">first two (of six) introductory videos</text:span></text:a><text:span text:style-name="T85"> that the FSL has provided on YouTube about HPC. Additionally, spend a few minutes reading </text:span><text:a xlink:type="simple" xlink:href="https://computing.llnl.gov/tutorials/parallel_comp/" text:style-name="Internet_20_link" text:visited-style-name="Visited_20_Internet_20_Link"><text:span text:style-name="T85">this introduction to parallel computing</text:span></text:a><text:span text:style-name="T85"> from Lawrence Livermore National Lab. (But don’t take too much time reading the whole thing. It is quite long.)</text:span></text:p>
        <text:p text:style-name="P7">Before moving on from this task, you should:</text:p>
        <text:list xml:id="list3008986482217" text:continue-numbering="true" text:style-name="L2">
          <text:list-item>
            <text:p text:style-name="P60">Hav<text:span text:style-name="T86">e an active</text:span> FSL accoun<text:span text:style-name="T87">t, and</text:span></text:p>
          </text:list-item>
          <text:list-item>
            <text:p text:style-name="P60">Understand <text:span text:style-name="T128">basic concepts about HPC.</text:span></text:p>
          </text:list-item>
        </text:list>
        <text:h text:style-name="P77" text:outline-level="1">Task 3. Learn Unix and <text:span text:style-name="T2">Choose a Local Machine</text:span>.</text:h>
        <text:p text:style-name="P2">High performance computing is overwhelmingly done <text:span text:style-name="T3">on a Unix (or Linux) operating system. You will need to become familiar with Unix and the terminal. In addition, you will need to be able to connect to the FSL supercomputing clusters from a local machine of your choice.</text:span></text:p>
        <text:p text:style-name="P9"><text:span text:style-name="T88">If you are unfamiliar with Unix/Linux, r</text:span>ead through the <text:a xlink:type="simple" xlink:href="https://marylou.byu.edu/documentation/unix-tutorial/" text:style-name="Internet_20_link" text:visited-style-name="Visited_20_Internet_20_Link"><text:span text:style-name="T89">FSL’s Unix tutorial</text:span></text:a><text:span text:style-name="T89">. (Another good resource is </text:span><text:a xlink:type="simple" xlink:href="https://www.msi.umn.edu/sites/default/files/Intro_to_Linux_Fall2015_0.pdf" text:style-name="Internet_20_link" text:visited-style-name="Visited_20_Internet_20_Link"><text:span text:style-name="T89">this tutorial</text:span></text:a><text:span text:style-name="T89"> from the Minnesota Supercomputing Institute.) You should also spend some time practicing what you are reading about. A good way to practice is to use </text:span><text:a xlink:type="simple" xlink:href="https://www.tutorialspoint.com/unix_terminal_online.php" text:style-name="Internet_20_link" text:visited-style-name="Visited_20_Internet_20_Link"><text:span text:style-name="T89">this online Unix terminal</text:span></text:a><text:span text:style-name="T89">. It is a bit slow, but it is a useful place to start.</text:span></text:p>
        <text:p text:style-name="P31"><text:span text:style-name="T5">Once you are familiar with Unix </text:span><text:span text:style-name="T33">commands</text:span><text:span text:style-name="T5">, you will need</text:span><text:span text:style-name="T34"> to </text:span><text:span text:style-name="T60">decide what</text:span><text:span text:style-name="T5"> </text:span><text:span text:style-name="T34">computer </text:span><text:span text:style-name="T60">you will use for doing research</text:span><text:span text:style-name="T34">. You will use this computer</text:span><text:span text:style-name="T5"> to </text:span><text:span text:style-name="T34">communicate with</text:span><text:span text:style-name="T5"> the super-computer, </text:span><text:span text:style-name="T60">for coding</text:span><text:span text:style-name="T5"> and to do </text:span><text:span text:style-name="T34">other </text:span><text:span text:style-name="T5">research </text:span><text:span text:style-name="T34">tasks</text:span><text:span text:style-name="T5">. </text:span><text:span text:style-name="T18">You have three different options </text:span><text:span text:style-name="T5">for a local </text:span><text:span text:style-name="T19">computer to do </text:span><text:span text:style-name="T20">your</text:span><text:span text:style-name="T19"> work</text:span><text:span text:style-name="T18">: (1) a personal laptop, (2) </text:span><text:a xlink:type="simple" xlink:href="https://caedm.et.byu.edu/wiki/index.php/CAEDM_Labs#Lab_Locations" text:style-name="Internet_20_link" text:visited-style-name="Visited_20_Internet_20_Link"><text:span text:style-name="T18">a CAEDM lab computer</text:span></text:a><text:span text:style-name="T18">, </text:span><text:span text:style-name="T7">or </text:span><text:span text:style-name="T18">(3) a computer in my student offices. (Note: As of 7/24/2017, I do not yet have a computer set up for undergraduates. If you need one, please contact me ASAP so I can do this.) </text:span></text:p>
        <text:p text:style-name="P32"><text:span text:style-name="T19">The operating system </text:span><text:span text:style-name="T20">that is installed on the local machine </text:span><text:span text:style-name="T19">has an impact on the </text:span><text:span text:style-name="T20">software you can use to do your work. Because the super-computers run Linux, it is often convenient to use a local machine that is also running Linux. However, this is not necessary, and may not be desirable if you do not feel comfortable </text:span><text:span text:style-name="T28">with it</text:span><text:span text:style-name="T20">. This is a choice you will have to make for yourself; I have no preference what you use, I simply want you to be productive :).</text:span></text:p>
        <text:p text:style-name="P32"><text:span text:style-name="T20">There are CAEDM computers available with Linux, and the machine in my lab is a Linux box. If you have a personal laptop, you may </text:span><text:span text:style-name="T35">decide</text:span><text:span text:style-name="T28"> to </text:span><text:span text:style-name="T20">experiment with installing Linux alongside Windows or in a virtual machine. </text:span><text:span text:style-name="T21">(Note: there </text:span><text:soft-page-break/><text:span text:style-name="T21">are many “flavors” of Linux that you can install. </text:span><text:a xlink:type="simple" xlink:href="https://www.ubuntu.com/desktop" text:style-name="Internet_20_link" text:visited-style-name="Visited_20_Internet_20_Link"><text:span text:style-name="T21">Ubuntu</text:span></text:a><text:span text:style-name="T21"> is a particularly user-friendly version that you may want to look </text:span><text:span text:style-name="T60">up</text:span><text:span text:style-name="T21">, if you decide to go this route.) </text:span><text:span text:style-name="T20">Again, this is up to you.</text:span></text:p>
        <text:p text:style-name="P33"><text:span text:style-name="T19">O</text:span><text:span text:style-name="T5">nce you have decided </text:span><text:span text:style-name="T22">what machine and operating system to use, attempt to log in to the FSL head node at ssh.fsl.byu.edu. </text:span><text:span text:style-name="T23">Procedures for different operating systems are outlined below. </text:span><text:span text:style-name="T24">Some additional information can be found on the </text:span><text:a xlink:type="simple" xlink:href="https://marylou.byu.edu/documentation/system-access/ssh" text:style-name="Internet_20_link" text:visited-style-name="Visited_20_Internet_20_Link"><text:span text:style-name="T24">FSL website</text:span></text:a><text:span text:style-name="T24">.</text:span></text:p>
        <text:h text:style-name="Heading_20_2" text:outline-level="2">Linux/<text:span text:style-name="T91">Mac</text:span></text:h>
        <text:p text:style-name="P4">If the operating system on your local machine is some flavor of Linux then connecting to or transferring data with the FSL clusters is straightforward via the terminal with <text:span text:style-name="T129">SSH</text:span>, <text:span text:style-name="T129">SCP</text:span> and <text:span text:style-name="T129">RSYNC</text:span>. <text:span text:style-name="T92">Mac machines are Unix machines under the hood, and they also have a terminal. As such they can also access the FSL via SSH, SCP or RSYNC. </text:span>More details about these commands can be found <text:span text:style-name="T4">by a Google search.</text:span></text:p>
        <text:h text:style-name="Heading_20_2" text:outline-level="2">Windows</text:h>
        <text:p text:style-name="P29"><text:span text:style-name="T5">Windows does not natively connect to Linux/Unix systems without additional software. Connecting via ssh can be done with a program called </text:span><text:a xlink:type="simple" xlink:href="http://www.putty.org/" text:style-name="Internet_20_link" text:visited-style-name="Visited_20_Internet_20_Link"><text:span text:style-name="T5">Putty</text:span></text:a><text:span text:style-name="T5">. You will need to follow the instructions </text:span><text:span text:style-name="T8">at the Putty website </text:span><text:span text:style-name="T5">to install </text:span><text:span text:style-name="T8">it on windows</text:span><text:span text:style-name="T5"> </text:span><text:span text:style-name="T8">and to connect to the FSL.</text:span></text:p>
        <text:p text:style-name="P30"><text:span text:style-name="T5">Unfortunately, Putty cannot do file transfers. A common FTP client for transferring files is </text:span><text:a xlink:type="simple" xlink:href="https://filezilla-project.org/" text:style-name="Internet_20_link" text:visited-style-name="Visited_20_Internet_20_Link"><text:span text:style-name="T5">FileZilla</text:span></text:a><text:span text:style-name="T5">. Again, you will need to follow the instructions at the website to install FileZilla and to learn to use it to transfer files.</text:span></text:p>
        <text:p text:style-name="P30"><text:span text:style-name="T5">You have two other potential options for both ssh and </text:span><text:span text:style-name="T61">FTP</text:span><text:span text:style-name="T5"> commands. Bitvise </text:span><text:span text:style-name="T25">is</text:span><text:span text:style-name="T5"> a putty-like program that combines </text:span><text:span text:style-name="T62">SSH</text:span><text:span text:style-name="T5"> and </text:span><text:span text:style-name="T62">FTP</text:span><text:span text:style-name="T5"> commands into a single software package. I have never used it, but details on installation and use can be found </text:span><text:span text:style-name="T25">on </text:span><text:a xlink:type="simple" xlink:href="http://www.putty.org/" text:style-name="Internet_20_link" text:visited-style-name="Visited_20_Internet_20_Link"><text:span text:style-name="T25">its website</text:span></text:a><text:span text:style-name="T25">.</text:span></text:p>
        <text:p text:style-name="P30"><text:span text:style-name="T5">Finally, Windows has recently begun a project to incorporate a native Linux shell. Again, I have never tried this route, but it seems promising. Details regarding installation and use can be found </text:span><text:span text:style-name="T26">at </text:span><text:a xlink:type="simple" xlink:href="https://msdn.microsoft.com/en-us/commandline/wsl/about" text:style-name="Internet_20_link" text:visited-style-name="Visited_20_Internet_20_Link"><text:span text:style-name="T26">this website</text:span></text:a><text:span text:style-name="T26">.</text:span></text:p>
        <text:p text:style-name="P6">Before moving on from this task, you should:</text:p>
        <text:list xml:id="list3007850590540" text:continue-numbering="true" text:style-name="L2">
          <text:list-item>
            <text:p text:style-name="P61">Have chosen a local machine and operating system,</text:p>
          </text:list-item>
          <text:list-item>
            <text:p text:style-name="P61">Be able to log on to/log off from the FSL,</text:p>
          </text:list-item>
          <text:list-item>
            <text:p text:style-name="P62"><text:span text:style-name="T93">Be able to c</text:span>reate, move, <text:span text:style-name="T93">and </text:span>delete files and directories <text:span text:style-name="T93">on the cluster,</text:span></text:p>
          </text:list-item>
          <text:list-item>
            <text:p text:style-name="P73"><text:span text:style-name="T30">Be able to copy files and directories to/from your local machine to the cluster</text:span><text:span text:style-name="T29"> </text:span></text:p>
          </text:list-item>
        </text:list>
        <text:h text:style-name="P78" text:outline-level="1"><text:span text:style-name="T94">Task 4. </text:span>Learn Bash, Slurm <text:span text:style-name="T95">and Choose a Text Editor</text:span></text:h>
        <text:p text:style-name="P5">Once you have chosen a local machine and you can <text:span text:style-name="T98">log into the FSL head node, you need to learn some basic Bash scripting and how to submit jobs to the FSL queue.</text:span></text:p>
        <text:p text:style-name="P14">Before you can write any Bash or Slurm commands however, you need to choose a text editor. A text editor is a program like <text:span text:style-name="T130">N</text:span>otepad, <text:span text:style-name="T130">Ge</text:span>dit, <text:span text:style-name="T130">E</text:span>macs or <text:span text:style-name="T130">V</text:span>im (among many others) where you can type code. A text editor will be one of your main <text:span text:style-name="T99">research </text:span>tools. <text:span text:style-name="T99">A good text editor (i.e. </text:span><text:span text:style-name="T102">not</text:span><text:span text:style-name="T99"> MS Notepad) will have features such as syntax highlighting that will make it easier to write readable code. I use Vim. It has many <text:s/>useful features, and is available from the command line on practically every Linux machine. However, there is some overhead associated with learning vim. Like the choice of </text:span><text:soft-page-break/><text:span text:style-name="T99">machine and operating system, you should chose a text editor that is the most productive for you.</text:span></text:p>
        <text:p text:style-name="P17">Additionally, you may want to consider an integrated development environment (IDE). IDEs are text editors coupled with debugging tools. I don’t use one, <text:span text:style-name="T101">but some people really like them. E</text:span>xamples include MS Visual Studio (<text:span text:style-name="T100">W</text:span>indows), XCode (Mac) and Eclipse (any).</text:p>
        <text:p text:style-name="P15">Bash is the default language for most Unix command prompts. <text:span text:style-name="T105">You can write </text:span><text:span text:style-name="T103">scripts</text:span><text:span text:style-name="T106"> which are files that contain many bash commands, which you can use to automate routine tasks. Go through </text:span><text:a xlink:type="simple" xlink:href="http://ryanstutorials.net/bash-scripting-tutorial/bash-script.php" text:style-name="Internet_20_link" text:visited-style-name="Visited_20_Internet_20_Link"><text:span text:style-name="T106">this bash tutorial</text:span></text:a><text:span text:style-name="T106">. Don’t just read it. Practice what you are learning </text:span><text:span text:style-name="T107">with your text editor and </text:span><text:span text:style-name="T106">a terminal on either your local machine or on FSL.</text:span></text:p>
        <text:p text:style-name="P16"><text:span text:style-name="T105">Once you feel reasonably comfortable writing bash scripts, you need to learn how to run <text:s/>them on the supercomputer’s compute nodes. <text:s/>Scripts are submitted as jobs to a scheduler, and are put in a queue before being run. The scheduler being used at the FSL is called Slurm. Watch the </text:span><text:a xlink:type="simple" xlink:href="https://www.youtube.com/watch?v=i1r9BxHBG0I&amp;list=PL326A5EB4E3B16FED&amp;feature=plpp_play_all" text:style-name="Internet_20_link" text:visited-style-name="Visited_20_Internet_20_Link"><text:span text:style-name="T105">four remaining introductory videos</text:span></text:a><text:span text:style-name="T105"> on the FSL website which talk about Slurm. Additionally, read </text:span><text:a xlink:type="simple" xlink:href="https://marylou.byu.edu/documentation/slurm/commands" text:style-name="Internet_20_link" text:visited-style-name="Visited_20_Internet_20_Link"><text:span text:style-name="T105">FSL’s documentation about Slurm</text:span></text:a><text:span text:style-name="T105">. It is pretty terse, so take a look at LLNL’s document-ation (</text:span><text:a xlink:type="simple" xlink:href="https://hpc.llnl.gov/banks-jobs/running-jobs/slurm-user-manual" text:style-name="Internet_20_link" text:visited-style-name="Visited_20_Internet_20_Link"><text:span text:style-name="T105">user manual</text:span></text:a><text:span text:style-name="T105">, </text:span><text:a xlink:type="simple" xlink:href="https://hpc.llnl.gov/banks-jobs/running-jobs/slurm-quick-start-guide" text:style-name="Internet_20_link" text:visited-style-name="Visited_20_Internet_20_Link"><text:span text:style-name="T105">quick start guide</text:span></text:a><text:span text:style-name="T105">) as well. Another useful tool is </text:span><text:a xlink:type="simple" xlink:href="https://marylou.byu.edu/documentation/slurm/script-generator" text:style-name="Internet_20_link" text:visited-style-name="Visited_20_Internet_20_Link"><text:span text:style-name="T105">FSL’s Slurm script generator</text:span></text:a><text:span text:style-name="T105">, which may help you generate an initial script. Make sure you practice submitting scripts to the scheduler in addition to reading the doc-umentation.</text:span></text:p>
        <text:p text:style-name="P10">Before moving on from this task, you should:</text:p>
        <text:list xml:id="list3009506786320" text:continue-numbering="true" text:style-name="L2">
          <text:list-item>
            <text:p text:style-name="P63">Have chosen a text editor you feel comfortable with,</text:p>
          </text:list-item>
          <text:list-item>
            <text:p text:style-name="P64"><text:span text:style-name="T96">Be able to w</text:span>rite a basic bash script for automating tasks, <text:span text:style-name="T131">and</text:span></text:p>
          </text:list-item>
          <text:list-item>
            <text:p text:style-name="P65">Be able to submit scripts to the scheduler using Slurm commands.</text:p>
          </text:list-item>
        </text:list>
        <text:h text:style-name="Heading_20_1" text:outline-level="1">Task 5. Learn Python <text:span text:style-name="T97">B</text:span>asics</text:h>
        <text:p text:style-name="P45">Python is an interpreted programming language that is very useful for doing quick programming tasks like pre- or post-processing data and <text:span text:style-name="T132">making plots</text:span>. You <text:span text:style-name="T133">may </text:span>have already <text:span text:style-name="T133">used</text:span> Python if you have taken <text:span text:style-name="T133">Ch En</text:span> 263. <text:span text:style-name="T134">Regardless, go through </text:span><text:a xlink:type="simple" xlink:href="https://engineering.ucsb.edu/~shell/che210d/python.pdf" text:style-name="Internet_20_link" text:visited-style-name="Visited_20_Internet_20_Link"><text:span text:style-name="T134">this tutorial</text:span></text:a><text:span text:style-name="T134"> by Scott Shell at UCSB on the basics of scientific programming with Python. </text:span></text:p>
        <text:p text:style-name="P47"><text:span text:style-name="T115">Python also has a robust plotting module called matplotlib. Work through the </text:span><text:a xlink:type="simple" xlink:href="https://matplotlib.org/users/pyplot_tutorial.html" text:style-name="Internet_20_link" text:visited-style-name="Visited_20_Internet_20_Link"><text:span text:style-name="T115">matplotlib tutorial</text:span></text:a><text:span text:style-name="T115"> to learn about how to make plots using Python. </text:span>Again, practice what you are reading about. <text:span text:style-name="T135">(If you have already taken Ch En 263, you will obviously move faster through this material than you otherwise might.)</text:span> Practice will be especially effective if you try and write the codes from memory without looking at the tutorial. It will be harder to do, but you will remember the material better. <text:span text:style-name="T111">For additional information on the Python language, see the </text:span><text:a xlink:type="simple" xlink:href="https://docs.python.org/3/index.html" text:style-name="Internet_20_link" text:visited-style-name="Visited_20_Internet_20_Link"><text:span text:style-name="T111">official document-ation</text:span></text:a><text:span text:style-name="T111"> on the web.</text:span></text:p>
        <text:p text:style-name="P35"><text:span text:style-name="T136">As you will see in the tutorials, y</text:span>ou can practice <text:span text:style-name="T136">your code </text:span>in the interactive shell that comes with python in Linux <text:span text:style-name="T136">or as scripts that you execute in the terminal</text:span>. <text:span text:style-name="T112">Additionally, you may want to install </text:span><text:a xlink:type="simple" xlink:href="https://ipython.org/index.html" text:style-name="Internet_20_link" text:visited-style-name="Visited_20_Internet_20_Link"><text:span text:style-name="T112">iPython</text:span></text:a><text:span text:style-name="T112"> for a more powerful interactive shell.</text:span></text:p>
        <text:p text:style-name="P36"><text:a xlink:type="simple" xlink:href="https://pythonhosted.org/spyder/#" text:style-name="Internet_20_link" text:visited-style-name="Visited_20_Internet_20_Link">Spyder</text:a> is an IDE-<text:span text:style-name="T113">style</text:span> alternative to <text:span text:style-name="T114">the traditional </text:span>terminal environment for prog-ramming in Python. If you have used Matlab <text:span text:style-name="T137">before</text:span>, <text:span text:style-name="T137">you will find that </text:span>Spyder gives you an very similar look and feel to the Matlab IDE. Spyder can be installed in Windows, Mac or Linux.</text:p>
        <text:p text:style-name="P37"><text:soft-page-break/>As I mentioned in the introduction, Python is a large and complex programming language. Don’t worry if you don’t master every aspect of the language. <text:span text:style-name="T116">Instead, f</text:span>ocus on the basics <text:span text:style-name="T116">outlined below</text:span>.</text:p>
        <text:p text:style-name="P11">Before moving on from this task, you should:</text:p>
        <text:list xml:id="list3008027664130" text:continue-numbering="true" text:style-name="L2">
          <text:list-item>
            <text:p text:style-name="P66">Be able to write a “hello world” code in Python that runs on an FSL machine,</text:p>
          </text:list-item>
          <text:list-item>
            <text:p text:style-name="P66">Be able to make and save a plot, <text:span text:style-name="T138">and</text:span></text:p>
          </text:list-item>
          <text:list-item>
            <text:p text:style-name="P66">Be able to use variables, loops, if/else statements and read and write from files.</text:p>
          </text:list-item>
        </text:list>
        <text:h text:style-name="Heading_20_1" text:outline-level="1">Task 6. Learn C++ Basics</text:h>
        <text:p text:style-name="P38">C++ is a very powerful computer programming language that can be used to write large, efficient <text:s/>programs. With this power comes added complexity. <text:span text:style-name="T117">Don’t worry about mastering all of C++ at once. Instead, focus on the basics: a “hello world” code, variables, loops, functions, classes, and file I/O.</text:span></text:p>
        <text:p text:style-name="P39">With that in mind, go through <text:a xlink:type="simple" xlink:href="http://www.cplusplus.com/doc/tutorial/" text:style-name="Internet_20_link" text:visited-style-name="Visited_20_Internet_20_Link">th</text:a><text:a xlink:type="simple" xlink:href="http://www.cplusplus.com/doc/tutorial/" text:style-name="Internet_20_link" text:visited-style-name="Visited_20_Internet_20_Link"><text:span text:style-name="T118">is</text:span></text:a><text:a xlink:type="simple" xlink:href="http://www.cplusplus.com/doc/tutorial/" text:style-name="Internet_20_link" text:visited-style-name="Visited_20_Internet_20_Link"> tutorial at cplusplus.com</text:a>. Unlike Python, C++ is a compiled language. So, to practice you will need to learn about how to compile your code into an executable. The MSI has <text:a xlink:type="simple" xlink:href="https://www.msi.umn.edu/sites/default/files/Intro_Compiling_Debugging_Spring2017.pdf" text:style-name="Internet_20_link" text:visited-style-name="Visited_20_Internet_20_Link">a short tutorial</text:a> about compiling that should help. <text:span text:style-name="T119">You should be able to use either the GNU or Intel compilers on the FSL clusters.</text:span></text:p>
        <text:p text:style-name="P41"><text:span text:style-name="T122">As C++ programs become larger, they are typically divided into many different files. Compiling all of these files by hand can be cumbersome. The </text:span><text:span text:style-name="T104">make</text:span><text:span text:style-name="T108"> utility was designed to overcome this problem, and makefiles are commonly </text:span><text:span text:style-name="T109">encountered</text:span><text:span text:style-name="T108"> </text:span><text:span text:style-name="T109">when programming in</text:span><text:span text:style-name="T108"> <text:line-break/>C++. Take a look at </text:span><text:a xlink:type="simple" xlink:href="http://www.cs.colby.edu/maxwell/courses/tutorials/maketutor/" text:style-name="Internet_20_link" text:visited-style-name="Visited_20_Internet_20_Link"><text:span text:style-name="T108">this tutorial</text:span></text:a><text:span text:style-name="T108"> and </text:span><text:a xlink:type="simple" xlink:href="https://www.cs.umd.edu/class/fall2002/cmsc214/Tutorial/makefile.html" text:style-name="Internet_20_link" text:visited-style-name="Visited_20_Internet_20_Link"><text:span text:style-name="T108">this tutorial</text:span></text:a><text:span text:style-name="T108"> to learn a little bit more about makefiles.</text:span></text:p>
        <text:p text:style-name="P40">There are many books that give more information on C++. <text:span text:style-name="T120">You might consider going to the library to check out a book to help you get started. </text:span>Stack<text:span text:style-name="T139">O</text:span>verflow <text:span text:style-name="T139">has </text:span>compiled a <text:a xlink:type="simple" xlink:href="https://stackoverflow.com/questions/388242/the-definitive-c-book-guide-and-list" text:style-name="Internet_20_link" text:visited-style-name="Visited_20_Internet_20_Link">very </text:a><text:a xlink:type="simple" xlink:href="https://stackoverflow.com/questions/388242/the-definitive-c-book-guide-and-list" text:style-name="Internet_20_link" text:visited-style-name="Visited_20_Internet_20_Link"><text:span text:style-name="T124">useful</text:span></text:a><text:a xlink:type="simple" xlink:href="https://stackoverflow.com/questions/388242/the-definitive-c-book-guide-and-list" text:style-name="Internet_20_link" text:visited-style-name="Visited_20_Internet_20_Link"> </text:a><text:a xlink:type="simple" xlink:href="https://stackoverflow.com/questions/388242/the-definitive-c-book-guide-and-list" text:style-name="Internet_20_link" text:visited-style-name="Visited_20_Internet_20_Link"><text:span text:style-name="T124">list of references</text:span></text:a><text:span text:style-name="T124"> that will help you guide your search</text:span>. (As an aside, <text:span text:style-name="T125">S</text:span>tack<text:span text:style-name="T139">O</text:span>verflow is a great place to go when you have programming ques-tions. <text:a xlink:type="simple" xlink:href="http://www.cplusplus.com/" text:style-name="Internet_20_link" text:visited-style-name="Visited_20_Internet_20_Link"><text:span text:style-name="T123">Cplusplus.com</text:span></text:a><text:span text:style-name="T123"> is also a useful reference.</text:span>) <text:span text:style-name="T120">There are </text:span><text:a xlink:type="simple" xlink:href="http://www-h.eng.cam.ac.uk/help/tpl/languages/C++.html" text:style-name="Internet_20_link" text:visited-style-name="Visited_20_Internet_20_Link"><text:span text:style-name="T120">many more useful documents</text:span></text:a><text:span text:style-name="T120"> that you may also consider reading, including </text:span><text:a xlink:type="simple" xlink:href="http://www-h.eng.cam.ac.uk/help/tpl/languages/debug/debug.html" text:style-name="Internet_20_link" text:visited-style-name="Visited_20_Internet_20_Link"><text:span text:style-name="T120">this article on debugging</text:span></text:a><text:span text:style-name="T120">, and </text:span><text:a xlink:type="simple" xlink:href="https://cal-linux.com/tutorials//STL.html" text:style-name="Internet_20_link" text:visited-style-name="Visited_20_Internet_20_Link"><text:span text:style-name="T120">this introduction to the Standard Template Library</text:span></text:a><text:span text:style-name="T120">.</text:span></text:p>
        <text:p text:style-name="P12">Before moving on from this task, you should:</text:p>
        <text:list xml:id="list3008909751321" text:continue-numbering="true" text:style-name="L2">
          <text:list-item>
            <text:p text:style-name="P67">Be able to write a “hello world” code in <text:span text:style-name="T121">C++</text:span> that <text:span text:style-name="T121">compiles and</text:span> runs on <text:span text:style-name="T127">a </text:span>FSL machine,</text:p>
          </text:list-item>
          <text:list-item>
            <text:p text:style-name="P67">Be able to use variables, loops, if/else statements, <text:span text:style-name="T141">functions, classes</text:span> and <text:span text:style-name="T141">file I/O</text:span>,</text:p>
          </text:list-item>
          <text:list-item>
            <text:p text:style-name="P68">Know what a makefile is, <text:span text:style-name="T140">and</text:span></text:p>
          </text:list-item>
          <text:list-item>
            <text:p text:style-name="P69">Spend a little bit of time exploring some more advanced C++ concepts. <text:s text:c="2"/></text:p>
          </text:list-item>
        </text:list>
        <text:h text:style-name="P79" text:outline-level="1"><text:span text:style-name="T5">Task </text:span><text:span text:style-name="T27">7</text:span><text:span text:style-name="T5">. Learn </text:span><text:span text:style-name="T36">Git </text:span><text:span text:style-name="T48">Basics </text:span><text:span text:style-name="T36">and Get a Bit</text:span><text:span text:style-name="T51">b</text:span><text:span text:style-name="T36">ucket account</text:span></text:h>
        <text:p text:style-name="P42"><text:span text:style-name="T5">It can be difficult to keep track of different versions of </text:span><text:span text:style-name="T43">a code when it is shared among many authors. Version control systems (VCS) were written as a solution to this problem. </text:span><text:span text:style-name="T44">Git</text:span><text:span text:style-name="T45"> is a</text:span><text:span text:style-name="T43"> popular and useful VCS that we use in the group. </text:span><text:span text:style-name="T54">Bitbucket is a web hosting service for Git repositories that allows us to easily </text:span><text:span text:style-name="T63">share code</text:span><text:span text:style-name="T54">.</text:span></text:p>
        <text:p text:style-name="P43"><text:span text:style-name="T43">R</text:span><text:span text:style-name="T5">ead the first three chapters of the </text:span><text:a xlink:type="simple" xlink:href="https://git-scm.com/book/en/v2" text:style-name="Internet_20_link" text:visited-style-name="Visited_20_Internet_20_Link"><text:span text:style-name="T5">Pro Git book</text:span></text:a><text:span text:style-name="T5"> </text:span><text:span text:style-name="T47">to learn the basics of Git</text:span><text:span text:style-name="T5">. </text:span><text:span text:style-name="T59">(Atlassian, the company that runs Bitbucket, also has some <text:s/>useful </text:span><text:a xlink:type="simple" xlink:href="https://www.atlassian.com/git/tutorials" text:style-name="Internet_20_link" text:visited-style-name="Visited_20_Internet_20_Link"><text:span text:style-name="T59">tutorials</text:span></text:a><text:span text:style-name="T59">.) </text:span><text:span text:style-name="T47">Again practice is important. You can </text:span><text:span text:style-name="T64">practice</text:span><text:span text:style-name="T47"> by making a local repository </text:span><text:soft-page-break/><text:span text:style-name="T49">containing</text:span><text:span text:style-name="T47"> your C++ and Python codes that you have written during previous tasks.</text:span></text:p>
        <text:p text:style-name="P44"><text:span text:style-name="T47">O</text:span><text:span text:style-name="T5">nce you have a </text:span><text:span text:style-name="T50">local </text:span><text:span text:style-name="T5">repository, and have mastered the basics of commit</text:span><text:span text:style-name="T57">t</text:span><text:span text:style-name="T5">ing and branching, go to </text:span><text:a xlink:type="simple" xlink:href="https://bitbucket.org/product" text:style-name="Internet_20_link" text:visited-style-name="Visited_20_Internet_20_Link"><text:span text:style-name="T52">B</text:span></text:a><text:a xlink:type="simple" xlink:href="https://bitbucket.org/product" text:style-name="Internet_20_link" text:visited-style-name="Visited_20_Internet_20_Link"><text:span text:style-name="T5">itbucket.</text:span></text:a><text:a xlink:type="simple" xlink:href="https://bitbucket.org/product" text:style-name="Internet_20_link" text:visited-style-name="Visited_20_Internet_20_Link"><text:span text:style-name="T51">org</text:span></text:a><text:span text:style-name="T5"> and set up an account. </text:span><text:span text:style-name="T46">Bitbucket offers free accounts to academic users, </text:span><text:span text:style-name="T53">so</text:span><text:span text:style-name="T46"> </text:span><text:span text:style-name="T41">please use your official BYU email address when signing up to Bit</text:span><text:span text:style-name="T42">b</text:span><text:span text:style-name="T41">ucket</text:span><text:span text:style-name="T46">. </text:span></text:p>
        <text:p text:style-name="P46"><text:span text:style-name="T46">O</text:span><text:span text:style-name="T5">nce you have an account, you will need to do two things </text:span><text:span text:style-name="T56">to get </text:span><text:span text:style-name="T57">B</text:span><text:span text:style-name="T56">itbucket to track your </text:span><text:span text:style-name="T65">local </text:span><text:span text:style-name="T56">repository</text:span><text:span text:style-name="T5">: (i) </text:span><text:a xlink:type="simple" xlink:href="https://confluence.atlassian.com/bitbucket/set-up-ssh-for-git-728138079.html" text:style-name="Internet_20_link" text:visited-style-name="Visited_20_Internet_20_Link"><text:span text:style-name="T5">set up </text:span></text:a><text:a xlink:type="simple" xlink:href="https://confluence.atlassian.com/bitbucket/set-up-ssh-for-git-728138079.html" text:style-name="Internet_20_link" text:visited-style-name="Visited_20_Internet_20_Link"><text:span text:style-name="T55">ssh</text:span></text:a><text:span text:style-name="T5"> </text:span><text:span text:style-name="T54">and (ii) </text:span><text:a xlink:type="simple" xlink:href="https://confluence.atlassian.com/bitbucketserver/importing-code-from-an-existing-project-776640909.html" text:style-name="Internet_20_link" text:visited-style-name="Visited_20_Internet_20_Link"><text:span text:style-name="T54">push your local repo to bitbucket</text:span></text:a><text:span text:style-name="T54">.</text:span></text:p>
        <text:p text:style-name="P13">Before moving on from this task, you should:</text:p>
        <text:list xml:id="list3007685429156" text:continue-numbering="true" text:style-name="L2">
          <text:list-item>
            <text:p text:style-name="P70">Know how to set up a git repository, how to commit, <text:span text:style-name="T142">and</text:span> how to create, delete and merge branches,</text:p>
          </text:list-item>
          <text:list-item>
            <text:p text:style-name="P70"><text:span text:style-name="T126">H</text:span>ave a Bitbucket account,</text:p>
          </text:list-item>
          <text:list-item>
            <text:p text:style-name="P70">Be able to push from your local repo to your Bitbucket account and pull from Bitbucket to your local repo.</text:p>
          </text:list-item>
        </text:list>
        <text:h text:style-name="Heading_20_1" text:outline-level="1"><text:span text:style-name="T27">T</text:span><text:span text:style-name="T5">ask 8. </text:span><text:span text:style-name="T31">Solve an ODE with </text:span><text:span text:style-name="T67">E</text:span><text:span text:style-name="T66">xplicit</text:span><text:span text:style-name="T31"> </text:span><text:span text:style-name="T67">E</text:span><text:span text:style-name="T31">uler</text:span></text:h>
        <text:p text:style-name="P48"><text:span text:style-name="T39">Y</text:span><text:span text:style-name="T31">ou </text:span><text:span text:style-name="T73">should</text:span><text:span text:style-name="T31"> </text:span><text:span text:style-name="T39">now </text:span><text:span text:style-name="T73">be able to </text:span><text:span text:style-name="T31">access the FSL, understand basic Unix, </text:span><text:span text:style-name="T37">write bash scripts, submit jobs using Slurm, </text:span><text:span text:style-name="T39">write code in </text:span><text:span text:style-name="T38">Python and <text:line-break/>C</text:span><text:span text:style-name="T39">+</text:span><text:span text:style-name="T38">+, </text:span><text:span text:style-name="T39">and </text:span><text:span text:style-name="T73">use</text:span><text:span text:style-name="T39"> </text:span><text:span text:style-name="T58">G</text:span><text:span text:style-name="T39">it! To tie this all together, I want you </text:span><text:span text:style-name="T40">to </text:span><text:span text:style-name="T65">do</text:span><text:span text:style-name="T39"> a short C++ </text:span><text:span text:style-name="T65">project</text:span><text:span text:style-name="T39">, run it on a cluster, and produce a plot with </text:span><text:span text:style-name="T73">M</text:span><text:span text:style-name="T39">atplotlib. </text:span><text:span text:style-name="T40">This will help you </text:span><text:span text:style-name="T65">put everything you have learned together, and see if there is anything you still don’t understand.</text:span></text:p>
        <text:p text:style-name="P18">You are going to write a code to solve a linear, first-order differential equation,</text:p>
        <text:p text:style-name="P19"><text:tab/><draw:g text:anchor-type="as-char" svg:y="-0.1909in" draw:z-index="0" draw:style-name="gr1"><svg:title>TexMaths</svg:title><svg:desc>10§display§\frac{d x}{d t} = -3 x§svg§600§FALSE§</svg:desc><draw:polygon draw:style-name="gr2" draw:text-style-name="P81" svg:width="0.6067in" svg:height="0.2843in" svg:x="0in" svg:y="0.0004in" svg:viewBox="0 0 1542 723" draw:points="771,723 0,723 0,0 1542,0 1542,723"><text:p/></draw:polygon><draw:path draw:style-name="gr3" draw:text-style-name="P82" svg:width="0.0657in" svg:height="0.0976in" svg:x="0.0055in" svg:y="0in" svg:viewBox="0 0 168 249" svg:d="M168 4c0 0 0-4-4-4-6 0-39 3-45 4-3 0-5 2-5 7 0 4 3 4 8 4 17 0 18 2 18 6l-1 7-21 84c-7-14-17-23-33-23-41 0-85 52-85 103 0 33 19 57 47 57 7 0 25-2 46-27 3 15 15 27 32 27 13 0 21-8 26-20 6-12 11-34 11-35 0-3-3-3-4-3-4 0-4 1-5 6-6 23-13 44-27 44-10 0-11-9-11-16 0-9 1-11 2-17zM95 203c-2 6-2 7-7 13-16 19-30 25-40 25-18 0-23-19-23-33 0-18 11-61 20-77 11-21 26-34 41-34 23 0 27 29 27 31s0 4-1 6z"><text:p/></draw:path><draw:path draw:style-name="gr3" draw:text-style-name="P82" svg:width="0.0689in" svg:height="0.0626in" svg:x="0.0756in" svg:y="0.03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olygon draw:style-name="gr3" draw:text-style-name="P82" svg:width="0.1512in" svg:height="0.0055in" svg:x="0in" svg:y="0.1524in" svg:viewBox="0 0 385 15" draw:points="192,15 0,15 0,0 385,0 385,15"><text:p/></draw:polygon><draw:path draw:style-name="gr3" draw:text-style-name="P82" svg:width="0.0657in" svg:height="0.0976in" svg:x="0.0201in" svg:y="0.1886in" svg:viewBox="0 0 168 249" svg:d="M168 4c0 0 0-4-4-4-6 0-39 3-45 4-3 0-5 2-5 7 0 4 3 4 8 4 17 0 18 2 18 6l-1 7-21 84c-7-14-17-23-33-23-41 0-85 52-85 103 0 33 19 57 47 57 7 0 25-2 46-27 3 15 15 27 32 27 13 0 21-8 26-20 6-12 11-34 11-35 0-3-3-3-4-3-4 0-4 1-5 6-6 23-13 44-27 44-10 0-11-9-11-16 0-9 1-11 2-17zM95 203c-2 6-2 7-7 13-16 19-30 25-40 25-18 0-23-19-23-33 0-18 11-61 20-77 11-21 26-34 41-34 23 0 27 29 27 31s0 4-1 6z"><text:p/></draw:path><draw:path draw:style-name="gr3" draw:text-style-name="P82" svg:width="0.0425in" svg:height="0.0882in" svg:x="0.0894in" svg:y="0.198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921in" svg:height="0.0323in" svg:x="0.2138in" svg:y="0.139in" svg:viewBox="0 0 235 83" svg:d="M223 14c5 0 12 0 12-7s-7-7-12-7h-211c-5 0-12 0-12 7s7 7 12 7zM223 83c5 0 12 0 12-7s-7-7-12-7h-211c-5 0-12 0-12 7s7 7 12 7z"><text:p/></draw:path><draw:path draw:style-name="gr3" draw:text-style-name="P82" svg:width="0.0846in" svg:height="0.0055in" svg:x="0.3634in" svg:y="0.1524in" svg:viewBox="0 0 216 15" svg:d="M203 15c6 0 13 0 13-7 0-8-7-8-13-8h-191c-6 0-12 0-12 8 0 7 6 7 12 7z"><text:p/></draw:path><draw:path draw:style-name="gr3" draw:text-style-name="P82" svg:width="0.0575in" svg:height="0.0953in" svg:x="0.465in" svg:y="0.0976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2 56 43 0 75-32 75-68 0-29-22-57-59-64z"><text:p/></draw:path><draw:path draw:style-name="gr3" draw:text-style-name="P82" svg:width="0.0689in" svg:height="0.0626in" svg:x="0.5319in" svg:y="0.1287in" svg:viewBox="0 0 176 160" svg:d="M108 50c2-10 10-42 35-42 2 0 10 0 17 4-9 2-17 11-17 19 0 6 4 13 14 13 8 0 19-7 19-21 0-18-21-23-33-23-20 0-33 19-37 27-9-23-28-27-38-27-37 0-57 46-57 54 0 4 3 4 4 4 3 0 4-1 5-4 12-37 35-46 47-46 7 0 19 3 19 23 0 11-6 35-19 85-6 22-18 36-33 36-3 0-11 0-18-4 9-2 16-9 16-19s-7-13-13-13c-10 0-19 10-19 21 0 16 18 23 33 23 24 0 36-25 37-27 5 13 17 27 38 27 37 0 57-45 57-54 0-4-3-4-4-4-3 0-4 2-5 4-11 38-35 46-47 46-14 0-19-11-19-23 0-8 2-15 6-31z"><text:p/></draw:path></draw:g>, <text:tab/><text:span text:style-name="T143">(1)</text:span></text:p>
        <text:p text:style-name="P22"><draw:g text:anchor-type="as-char" svg:y="-0.1043in" draw:z-index="2" draw:style-name="gr1"><svg:title>TexMaths</svg:title><svg:desc>10§display§x(0) = 1§svg§600§FALSE§</svg:desc><draw:polygon draw:style-name="gr2" draw:text-style-name="P81" svg:width="0.5079in" svg:height="0.1378in" svg:x="0in" svg:y="0.0004in" svg:viewBox="0 0 1291 351" draw:points="646,351 0,351 0,0 1291,0 1291,351"><text:p/></draw:polygon><draw:path draw:style-name="gr3" draw:text-style-name="P82" svg:width="0.0689in" svg:height="0.0626in" svg:x="0.0039in" svg:y="0.042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323in" svg:height="0.1382in" svg:x="0.0925in" svg:y="0in" svg:viewBox="0 0 83 352" svg:d="M83 349c0-1 0-2-7-8-44-44-55-111-55-165 0-61 13-122 57-166 5-5 5-5 5-6 0-3-2-4-4-4-4 0-36 24-57 69-18 39-22 78-22 107 0 28 4 70 23 110 22 44 52 66 56 66 2 0 4-1 4-3z"><text:p/></draw:path><draw:path draw:style-name="gr3" draw:text-style-name="P82" svg:width="0.0583in" svg:height="0.0953in" svg:x="0.1378in" svg:y="0.0118in"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82" svg:width="0.0323in" svg:height="0.1382in" svg:x="0.2091in" svg:y="0in" svg:viewBox="0 0 83 352" svg:d="M83 176c0-27-4-70-24-110-21-43-52-66-55-66s-4 1-4 4c0 1 0 1 7 8 35 35 55 91 55 164 0 61-13 123-57 167-5 4-5 5-5 6 0 2 1 3 4 3s35-24 56-68c18-39 23-78 23-108z"><text:p/></draw:path><draw:path draw:style-name="gr3" draw:text-style-name="P82" svg:width="0.0921in" svg:height="0.0323in" svg:x="0.3012in" svg:y="0.0531in" svg:viewBox="0 0 235 83" svg:d="M223 14c5 0 12 0 12-7s-7-7-12-7h-211c-5 0-12 0-12 7s7 7 12 7zM223 83c5 0 12 0 12-7s-7-7-12-7h-211c-5 0-12 0-12 7s7 7 12 7z"><text:p/></draw:path><draw:path draw:style-name="gr3" draw:text-style-name="P82" svg:width="0.0457in" svg:height="0.0921in" svg:x="0.4512in" svg:y="0.0118in" svg:viewBox="0 0 117 235" svg:d="M73 9c0-8 0-9-8-9-22 23-54 23-65 23v11c7 0 28 0 46-10v183c0 13-1 17-33 17h-11v11c13-1 43-1 58-1 14 0 45 0 57 1v-11h-11c-32 0-33-4-33-17z"><text:p/></draw:path></draw:g></text:p>
        <text:p text:style-name="P20">which has the analytical solution,</text:p>
        <text:p text:style-name="P21"><text:tab/><draw:g text:anchor-type="as-char" svg:y="-0.1217in" draw:z-index="1" draw:style-name="gr1"><svg:title>TexMaths</svg:title><svg:desc>10§display§x(t) = e^{-3 t}§svg§600§FALSE§</svg:desc><draw:polygon draw:style-name="gr2" draw:text-style-name="P81" svg:width="0.6669in" svg:height="0.1539in" svg:x="0in" svg:y="0.0016in" svg:viewBox="0 0 1695 392" draw:points="847,392 0,392 0,0 1695,0 1695,392"><text:p/></draw:polygon><draw:path draw:style-name="gr3" draw:text-style-name="P82" svg:width="0.0689in" svg:height="0.0626in" svg:x="0.0039in" svg:y="0.0598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323in" svg:height="0.1382in" svg:x="0.0925in" svg:y="0.0173in" svg:viewBox="0 0 83 352" svg:d="M83 349c0-1 0-2-7-8-44-44-55-111-55-165 0-61 13-122 57-166 5-5 5-5 5-6 0-3-2-4-4-4-4 0-36 24-57 69-18 39-22 78-22 107 0 28 4 70 23 110 22 44 52 66 56 66 2 0 4-1 4-3z"><text:p/></draw:path><draw:path draw:style-name="gr3" draw:text-style-name="P82" svg:width="0.0425in" svg:height="0.0882in" svg:x="0.1354in" svg:y="0.0335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323in" svg:height="0.1382in" svg:x="0.1902in" svg:y="0.0173in" svg:viewBox="0 0 83 352" svg:d="M83 176c0-27-4-70-24-110-21-43-52-66-55-66s-4 1-4 4c0 1 0 1 7 8 35 35 55 91 55 164 0 61-13 123-57 167-5 4-5 5-5 6 0 2 1 3 4 3s35-24 56-68c18-39 23-78 23-108z"><text:p/></draw:path><draw:path draw:style-name="gr3" draw:text-style-name="P82" svg:width="0.0921in" svg:height="0.0323in" svg:x="0.2819in" svg:y="0.0705in" svg:viewBox="0 0 235 83" svg:d="M223 14c5 0 12 0 12-7s-7-7-12-7h-211c-5 0-12 0-12 7s7 7 12 7zM223 83c5 0 12 0 12-7s-7-7-12-7h-211c-5 0-12 0-12 7s7 7 12 7z"><text:p/></draw:path><draw:path draw:style-name="gr3" draw:text-style-name="P82" svg:width="0.0531in" svg:height="0.0626in" svg:x="0.4264in" svg:y="0.0598in" svg:viewBox="0 0 136 160" svg:d="M50 75c10 0 36-1 54-9 25-10 27-31 27-36 0-15-14-30-38-30-40 0-93 34-93 96 0 36 21 64 56 64 50 0 80-37 80-42 0-2-2-4-4-4s-3 1-5 3c-28 35-66 35-71 35-27 0-31-29-31-41 0-4 1-15 6-36zM33 67c14-54 51-59 60-59 16 0 26 10 26 22 0 37-57 37-71 37z"><text:p/></draw:path><draw:path draw:style-name="gr3" draw:text-style-name="P82" svg:width="0.0654in" svg:height="0.0047in" svg:x="0.4945in" svg:y="0.0362in" svg:viewBox="0 0 167 13" svg:d="M157 13c4 0 10 0 10-6 0-7-5-7-10-7h-147c-4 0-10 0-10 6 0 7 6 7 10 7z"><text:p/></draw:path><draw:path draw:style-name="gr3" draw:text-style-name="P82" svg:width="0.0445in" svg:height="0.0661in" svg:x="0.5756in" svg:y="0in" svg:viewBox="0 0 114 169" svg:d="M54 82c20 0 34 13 34 40 0 30-18 39-33 39-10 0-31-2-42-17 12 0 15-9 15-14 0-8-6-13-14-13-7 0-14 4-14 14 0 23 26 38 56 38 34 0 58-23 58-47 0-20-16-39-43-45 26-9 35-28 35-43 0-19-22-34-50-34-27 0-48 13-48 33 0 9 5 13 13 13 7 0 12-5 12-12 0-8-5-13-12-13 8-11 25-14 35-14 11 0 26 6 26 27 0 11-3 22-10 30-8 9-15 10-27 10-6 1-7 1-8 1s-3 0-3 3c0 4 3 4 7 4z"><text:p/></draw:path><draw:path draw:style-name="gr3" draw:text-style-name="P82" svg:width="0.0327in" svg:height="0.0614in" svg:x="0.6291in" svg:y="0.0035in" svg:viewBox="0 0 84 157" svg:d="M51 57h25c5 0 8 0 8-6 0-3-3-3-7-3h-24l9-37c0-1 1-2 1-3 0-5-4-8-8-8-7 0-10 4-12 11-2 6 1-6-10 37h-25c-5 0-8 0-8 5 0 4 3 4 7 4h24l-15 58c-1 7-3 15-3 19 0 14 12 23 26 23 28 0 44-34 44-38 0-3-4-3-4-3-3 0-4 1-6 5-7 15-19 29-33 29-5 0-9-3-9-12 0-2 1-8 2-10z"><text:p/></draw:path></draw:g>.<text:tab/><text:span text:style-name="T144">(2)</text:span></text:p>
        <text:p text:style-name="P23"/>
        <text:p text:style-name="P23">The numerical method you will use is called the Explicit Euler method. It is very straightforward. Assume that the derivative on the left-hand side of Eq. 1 is <text:span text:style-name="T145">discrete,</text:span></text:p>
        <text:p text:style-name="P24"><text:tab/><draw:g text:anchor-type="as-char" svg:y="-0.1744in" draw:z-index="3" draw:style-name="gr1"><svg:title>TexMaths</svg:title><svg:desc>10§display§\frac{x_{i+1} - x_{i}}{t_{i+1} - t_{i}} = -3 x_{i} §svg§600§FALSE§</svg:desc><draw:polygon draw:style-name="gr2" draw:text-style-name="P81" svg:width="1.0543in" svg:height="0.3012in" svg:x="0in" svg:y="0in" svg:viewBox="0 0 2679 766" draw:points="1339,766 0,766 0,0 2679,0 2679,766"><text:p/></draw:polygon><draw:path draw:style-name="gr3" draw:text-style-name="P82" svg:width="0.0689in" svg:height="0.0626in" svg:x="0.0039in" svg:y="0.0189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295in" svg:height="0.0654in" svg:x="0.0835in" svg:y="0.0362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3" draw:text-style-name="P82" svg:width="0.0713in" svg:height="0.0713in" svg:x="0.1244in" svg:y="0.0413in" svg:viewBox="0 0 182 182" svg:d="M97 97h76c3 0 9 0 9-6s-6-6-9-6h-76v-76c0-3 0-9-6-9s-6 6-6 9v76h-76c-3 0-9 0-9 6s6 6 9 6h76v76c0 3 0 9 6 9s6-5 6-9z"><text:p/></draw:path><draw:path draw:style-name="gr3" draw:text-style-name="P82" svg:width="0.0354in" svg:height="0.0642in" svg:x="0.213in" svg:y="0.0362in" svg:viewBox="0 0 91 164" svg:d="M56 7c0-7 0-7-7-7-16 16-39 16-49 16v9c6 0 22 0 36-7v126c0 8 0 11-25 11h-9v9c4 0 35-1 44-1 8 0 39 1 45 1v-9h-10c-25 0-25-3-25-11z"><text:p/></draw:path><draw:path draw:style-name="gr3" draw:text-style-name="P82" svg:width="0.0846in" svg:height="0.0055in" svg:x="0.3071in" svg:y="0.0425in" svg:viewBox="0 0 216 15" svg:d="M203 15c6 0 13 0 13-7 0-8-7-8-13-8h-191c-6 0-12 0-12 8 0 7 6 7 12 7z"><text:p/></draw:path><draw:path draw:style-name="gr3" draw:text-style-name="P82" svg:width="0.0689in" svg:height="0.0626in" svg:x="0.4378in" svg:y="0.0189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295in" svg:height="0.0654in" svg:x="0.5169in" svg:y="0.0362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olygon draw:style-name="gr3" draw:text-style-name="P82" svg:width="0.5594in" svg:height="0.0055in" svg:x="0in" svg:y="0.1362in" svg:viewBox="0 0 1422 15" draw:points="711,15 0,15 0,0 1422,0 1422,15"><text:p/></draw:polygon><draw:path draw:style-name="gr3" draw:text-style-name="P82" svg:width="0.0425in" svg:height="0.0882in" svg:x="0.0323in" svg:y="0.1823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295in" svg:height="0.0654in" svg:x="0.0835in" svg:y="0.2252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3" draw:text-style-name="P82" svg:width="0.0713in" svg:height="0.0713in" svg:x="0.1248in" svg:y="0.2299in" svg:viewBox="0 0 182 182" svg:d="M97 97h76c3 0 9 0 9-6s-6-6-9-6h-76v-76c0-3 0-9-6-9s-6 6-6 9v76h-76c-3 0-9 0-9 6s6 6 9 6h76v76c0 3 0 9 6 9s6-5 6-9z"><text:p/></draw:path><draw:path draw:style-name="gr3" draw:text-style-name="P82" svg:width="0.0354in" svg:height="0.0642in" svg:x="0.213in" svg:y="0.2252in" svg:viewBox="0 0 91 164" svg:d="M56 7c0-7 0-7-7-7-16 16-39 16-49 16v9c6 0 22 0 36-7v126c0 8 0 11-25 11h-9v9c4 0 35-1 44-1 8 0 39 1 45 1v-9h-10c-25 0-25-3-25-11z"><text:p/></draw:path><draw:path draw:style-name="gr3" draw:text-style-name="P82" svg:width="0.0846in" svg:height="0.0055in" svg:x="0.3075in" svg:y="0.2307in" svg:viewBox="0 0 216 15" svg:d="M203 15c6 0 13 0 13-7 0-8-7-8-13-8h-191c-6 0-12 0-12 8 0 7 6 7 12 7z"><text:p/></draw:path><draw:path draw:style-name="gr3" draw:text-style-name="P82" svg:width="0.0425in" svg:height="0.0882in" svg:x="0.437in" svg:y="0.1823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295in" svg:height="0.0654in" svg:x="0.4882in" svg:y="0.2252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path draw:style-name="gr3" draw:text-style-name="P82" svg:width="0.0921in" svg:height="0.0323in" svg:x="0.6224in" svg:y="0.1232in" svg:viewBox="0 0 235 83" svg:d="M223 14c5 0 12 0 12-7s-7-7-12-7h-211c-5 0-12 0-12 7s7 7 12 7zM223 83c5 0 12 0 12-7s-7-7-12-7h-211c-5 0-12 0-12 7s7 7 12 7z"><text:p/></draw:path><draw:path draw:style-name="gr3" draw:text-style-name="P82" svg:width="0.0846in" svg:height="0.0055in" svg:x="0.7717in" svg:y="0.1362in" svg:viewBox="0 0 216 15" svg:d="M203 15c6 0 13 0 13-7 0-8-7-8-13-8h-191c-6 0-12 0-12 8 0 7 6 7 12 7z"><text:p/></draw:path><draw:path draw:style-name="gr3" draw:text-style-name="P82" svg:width="0.0575in" svg:height="0.0953in" svg:x="0.8732in" svg:y="0.0819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2 56 43 0 75-32 75-68 0-29-22-57-59-64z"><text:p/></draw:path><draw:path draw:style-name="gr3" draw:text-style-name="P82" svg:width="0.0689in" svg:height="0.0626in" svg:x="0.9406in" svg:y="0.113in" svg:viewBox="0 0 176 160" svg:d="M108 50c2-10 10-42 35-42 2 0 10 0 18 4-10 2-17 11-17 19 0 6 3 13 13 13 8 0 19-7 19-21 0-18-21-23-33-23-20 0-33 19-37 27-9-23-28-27-38-27-37 0-57 46-57 54 0 4 4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295in" svg:height="0.0654in" svg:x="1.0197in" svg:y="0.1307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g>. <text:tab/><text:span text:style-name="T145">(3)</text:span></text:p>
        <text:p text:style-name="P25">If this is so, then if we know <draw:g text:anchor-type="as-char" svg:y="-0.0626in" draw:z-index="7" draw:style-name="gr1"><svg:title>TexMaths</svg:title><svg:desc>10§display§x_{0}§svg§600§FALSE§</svg:desc><draw:polygon draw:style-name="gr2" draw:text-style-name="P81" svg:width="0.1339in" svg:height="0.0799in" svg:x="0in" svg:y="0.0016in" svg:viewBox="0 0 341 204" draw:points="170,204 0,204 0,0 341,0 341,204"><text:p/></draw:polygon><draw:path draw:style-name="gr3" draw:text-style-name="P82" svg:width="0.0689in" svg:height="0.0626in" svg:x="0.0039in" svg:y="0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449in" svg:height="0.0661in" svg:x="0.0839in" svg:y="0.0177in" svg:viewBox="0 0 115 169" svg:d="M115 85c0-27-3-46-14-64-8-11-24-21-43-21-58 0-58 68-58 85 0 18 0 84 58 84 57 0 57-66 57-84zM58 162c-12 0-27-6-32-27-3-14-3-35-3-53s0-37 3-50c6-20 21-25 32-25 13 0 26 8 30 22s5 32 5 53c0 18 0 37-4 52-5 23-21 28-31 28z"><text:p/></draw:path></draw:g> (which we do), then we can solve for <draw:g text:anchor-type="as-char" svg:y="-0.0602in" draw:z-index="4" draw:style-name="gr1"><svg:title>TexMaths</svg:title><svg:desc>10§display§x_{1}§svg§600§FALSE§</svg:desc><draw:polygon draw:style-name="gr2" draw:text-style-name="P81" svg:width="0.1339in" svg:height="0.0799in" svg:x="0in" svg:y="0.002in" svg:viewBox="0 0 341 204" draw:points="170,204 0,204 0,0 341,0 341,204"><text:p/></draw:polygon><draw:path draw:style-name="gr3" draw:text-style-name="P82" svg:width="0.0689in" svg:height="0.0626in" svg:x="0.0039in" svg:y="0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354in" svg:height="0.0642in" svg:x="0.0894in" svg:y="0.0189in" svg:viewBox="0 0 91 164" svg:d="M56 7c0-7 0-7-7-7-16 16-39 16-49 16v9c6 0 22 0 36-7v126c0 8 0 11-25 11h-9v9c4 0 35-1 44-1 8 0 39 1 45 1v-9h-10c-25 0-25-3-25-11z"><text:p/></draw:path></draw:g> (and all of the others), assuming we pick a discrete time step <draw:g text:anchor-type="as-char" svg:y="-0.098in" draw:z-index="6" draw:style-name="gr1"><svg:title>TexMaths</svg:title><svg:desc>10§display§\Delta t = t_{i+1} - t_{i}§svg§600§FALSE§</svg:desc><draw:polygon draw:style-name="gr2" draw:text-style-name="P81" svg:width="0.8421in" svg:height="0.1264in" svg:x="0in" svg:y="0.0043in" svg:viewBox="0 0 2140 322" draw:points="1070,322 0,322 0,0 2140,0 2140,322"><text:p/></draw:polygon><draw:path draw:style-name="gr3" draw:text-style-name="P82" svg:width="0.102in" svg:height="0.0992in" svg:x="0.0067in" svg:y="0in" svg:viewBox="0 0 260 253" svg:d="M139 6c-2-4-3-6-9-6s-7 2-9 6l-119 240c-2 3-2 3-2 4 0 3 2 3 8 3h245c5 0 7 0 7-3 0-1 0-1-1-4zM119 35l95 191h-190z"><text:p/></draw:path><draw:path draw:style-name="gr3" draw:text-style-name="P82" svg:width="0.0425in" svg:height="0.0882in" svg:x="0.1181in" svg:y="0.0122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921in" svg:height="0.0323in" svg:x="0.211in" svg:y="0.048in" svg:viewBox="0 0 235 83" svg:d="M223 14c5 0 12 0 12-7s-7-7-12-7h-211c-5 0-12 0-12 7s7 7 12 7zM223 83c5 0 12 0 12-7s-7-7-12-7h-211c-5 0-12 0-12 7s7 7 12 7z"><text:p/></draw:path><draw:path draw:style-name="gr3" draw:text-style-name="P82" svg:width="0.0425in" svg:height="0.0882in" svg:x="0.352in" svg:y="0.0122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295in" svg:height="0.0654in" svg:x="0.4031in" svg:y="0.0555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path draw:style-name="gr3" draw:text-style-name="P82" svg:width="0.0713in" svg:height="0.0713in" svg:x="0.4445in" svg:y="0.0598in" svg:viewBox="0 0 182 182" svg:d="M97 97h76c3 0 9 0 9-6s-6-6-9-6h-76v-76c0-3 0-9-6-9s-6 6-6 9v76h-76c-3 0-9 0-9 6s6 6 9 6h76v76c0 3 0 9 6 9s6-5 6-9z"><text:p/></draw:path><draw:path draw:style-name="gr3" draw:text-style-name="P82" svg:width="0.0354in" svg:height="0.0642in" svg:x="0.5327in" svg:y="0.0555in" svg:viewBox="0 0 91 164" svg:d="M56 7c0-7 0-7-7-7-16 16-39 16-49 16v9c6 0 22 0 36-7v126c0 8 0 11-25 11h-9v9c4 0 35-1 44-1 8 0 39 1 45 1v-9h-10c-25 0-25-3-25-11z"><text:p/></draw:path><draw:path draw:style-name="gr3" draw:text-style-name="P82" svg:width="0.0846in" svg:height="0.0055in" svg:x="0.6268in" svg:y="0.0602in" svg:viewBox="0 0 216 15" svg:d="M203 15c6 0 13 0 13-7 0-8-7-8-13-8h-191c-6 0-12 0-12 8 0 7 6 7 12 7z"><text:p/></draw:path><draw:path draw:style-name="gr3" draw:text-style-name="P82" svg:width="0.0425in" svg:height="0.0882in" svg:x="0.7567in" svg:y="0.0122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295in" svg:height="0.0654in" svg:x="0.8079in" svg:y="0.0555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g>,</text:p>
        <text:p text:style-name="P26"><text:tab/><draw:g text:anchor-type="as-char" svg:y="-0.1043in" draw:z-index="5" draw:style-name="gr1"><svg:title>TexMaths</svg:title><svg:desc>10§display§x_{i+1} = (1 - 3 \Delta t) x_{i} §svg§600§FALSE§</svg:desc><draw:polygon draw:style-name="gr2" draw:text-style-name="P81" svg:width="1.1453in" svg:height="0.1378in" svg:x="0in" svg:y="0.0004in" svg:viewBox="0 0 2910 351" draw:points="1455,351 0,351 0,0 2910,0 2910,351"><text:p/></draw:polygon><draw:path draw:style-name="gr3" draw:text-style-name="P82" svg:width="0.0689in" svg:height="0.0626in" svg:x="0.0039in" svg:y="0.042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295in" svg:height="0.0654in" svg:x="0.0835in" svg:y="0.0598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3" draw:text-style-name="P82" svg:width="0.0713in" svg:height="0.0713in" svg:x="0.1244in" svg:y="0.0646in" svg:viewBox="0 0 182 182" svg:d="M97 97h76c3 0 9 0 9-6s-6-6-9-6h-76v-76c0-3 0-9-6-9s-6 6-6 9v76h-76c-3 0-9 0-9 6s6 6 9 6h76v76c0 3 0 9 6 9s6-5 6-9z"><text:p/></draw:path><draw:path draw:style-name="gr3" draw:text-style-name="P82" svg:width="0.0354in" svg:height="0.0642in" svg:x="0.213in" svg:y="0.0598in" svg:viewBox="0 0 91 164" svg:d="M56 7c0-7 0-7-7-7-16 16-39 16-49 16v9c6 0 22 0 36-7v126c0 8 0 11-25 11h-9v9c4 0 35-1 44-1 8 0 39 1 45 1v-9h-10c-25 0-25-3-25-11z"><text:p/></draw:path><draw:path draw:style-name="gr3" draw:text-style-name="P82" svg:width="0.0921in" svg:height="0.0323in" svg:x="0.311in" svg:y="0.0531in" svg:viewBox="0 0 235 83" svg:d="M223 14c5 0 12 0 12-7s-7-7-12-7h-211c-5 0-12 0-12 7s7 7 12 7zM223 83c5 0 12 0 12-7s-7-7-12-7h-211c-5 0-12 0-12 7s7 7 12 7z"><text:p/></draw:path><draw:path draw:style-name="gr3" draw:text-style-name="P82" svg:width="0.0323in" svg:height="0.1382in" svg:x="0.4626in" svg:y="0in" svg:viewBox="0 0 83 352" svg:d="M83 349c0-1 0-2-7-8-44-44-55-111-55-165 0-61 13-122 57-166 5-5 5-5 5-6 0-3-2-4-4-4-4 0-36 24-57 69-18 39-22 78-22 107 0 28 4 70 23 110 22 44 52 66 56 66 2 0 4-1 4-3z"><text:p/></draw:path><draw:path draw:style-name="gr3" draw:text-style-name="P82" svg:width="0.0457in" svg:height="0.0921in" svg:x="0.515in" svg:y="0.0118in" svg:viewBox="0 0 117 235" svg:d="M73 9c0-8 0-9-8-9-22 23-54 23-65 23v11c7 0 28 0 46-10v183c0 13-1 17-33 17h-11v11c13-1 43-1 58-1 14 0 45 0 57 1v-11h-11c-32 0-33-4-33-17z"><text:p/></draw:path><draw:path draw:style-name="gr3" draw:text-style-name="P82" svg:width="0.0846in" svg:height="0.0055in" svg:x="0.6138in" svg:y="0.0661in" svg:viewBox="0 0 216 15" svg:d="M203 15c6 0 13 0 13-7 0-8-7-8-13-8h-191c-6 0-12 0-12 8 0 7 6 7 12 7z"><text:p/></draw:path><draw:path draw:style-name="gr3" draw:text-style-name="P82" svg:width="0.0575in" svg:height="0.0953in" svg:x="0.7461in" svg:y="0.0118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2 56 43 0 75-32 75-68 0-29-22-57-59-64z"><text:p/></draw:path><draw:path draw:style-name="gr3" draw:text-style-name="P82" svg:width="0.102in" svg:height="0.0992in" svg:x="0.8157in" svg:y="0.0043in" svg:viewBox="0 0 260 253" svg:d="M139 6c-2-4-3-6-9-6s-7 2-9 6l-119 240c-2 3-2 3-2 4 0 3 2 3 8 3h245c5 0 7 0 7-3 0-1 0-1-1-4zM119 35l95 191h-190z"><text:p/></draw:path><draw:path draw:style-name="gr3" draw:text-style-name="P82" svg:width="0.0425in" svg:height="0.0882in" svg:x="0.9272in" svg:y="0.0161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323in" svg:height="0.1382in" svg:x="0.9819in" svg:y="0in" svg:viewBox="0 0 83 352" svg:d="M83 176c0-27-4-70-24-110-21-43-52-66-55-66s-4 1-4 4c0 1 0 1 7 8 35 35 55 91 55 164 0 61-13 123-57 167-5 4-5 5-5 6 0 2 1 3 4 3s35-24 56-68c18-39 23-78 23-108z"><text:p/></draw:path><draw:path draw:style-name="gr3" draw:text-style-name="P82" svg:width="0.0689in" svg:height="0.0626in" svg:x="1.0315in" svg:y="0.0425in" svg:viewBox="0 0 176 160" svg:d="M108 50c2-10 10-42 35-42 2 0 10 0 17 4-9 2-17 11-17 19 0 6 4 13 14 13 8 0 19-7 19-21 0-18-21-23-33-23-20 0-33 19-37 27-9-23-28-27-38-27-37 0-57 46-57 54 0 4 3 4 4 4 3 0 4-1 5-4 12-37 35-46 47-46 7 0 19 3 19 23 0 11-6 35-19 85-6 22-18 36-33 36-3 0-11 0-18-4 9-2 16-9 16-19s-7-13-13-13c-10 0-19 10-19 21 0 16 18 23 33 23 24 0 36-25 37-27 5 13 17 27 38 27 37 0 57-45 57-54 0-4-3-4-4-4-3 0-4 2-5 4-11 38-35 46-47 46-14 0-19-11-19-23 0-8 2-15 6-31z"><text:p/></draw:path><draw:path draw:style-name="gr3" draw:text-style-name="P82" svg:width="0.0295in" svg:height="0.0654in" svg:x="1.111in" svg:y="0.0598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g>. <text:tab/>(4)</text:p>
        <text:p text:style-name="P18"/>
        <text:p text:style-name="P27">With that background in place, do the following project.</text:p>
        <text:list xml:id="list8832906475777813016" text:style-name="L3">
          <text:list-item>
            <text:p text:style-name="P71">Create a directory called “training<text:span text:style-name="T146">\</text:span>” in your FSL home directory.</text:p>
          </text:list-item>
          <text:list-item>
            <text:p text:style-name="P71">Write a C++ code to solve the differential equation above. <text:span text:style-name="T146">Put the code in a new directory: “training\src\”.</text:span></text:p>
            <text:list>
              <text:list-item>
                <text:p text:style-name="P71">The code should read in a text file (params.dat) where the parameters of the time integration (time step, number of steps) are read from file. </text:p>
              </text:list-item>
              <text:list-item>
                <text:p text:style-name="P74"><text:span text:style-name="T68">The code should write an output file </text:span><text:span text:style-name="T69">(output.dat)</text:span><text:span text:style-name="T68"> with </text:span><text:span text:style-name="T68"><draw:g text:anchor-type="as-char" svg:y="-0.0874in" draw:z-index="8" draw:style-name="gr1"><svg:title>TexMaths</svg:title><svg:desc>10§display§t_{i}§svg§600§FALSE§</svg:desc><draw:polygon draw:style-name="gr2" draw:text-style-name="P81" svg:width="0.089in" svg:height="0.1055in" svg:x="0in" svg:y="0.002in" svg:viewBox="0 0 227 269" draw:points="113,269 0,269 0,0 227,0 227,269"><text:p/></draw:polygon><draw:path draw:style-name="gr3" draw:text-style-name="P82" svg:width="0.0425in" svg:height="0.0882in" svg:x="0.0031in" svg:y="0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295in" svg:height="0.0654in" svg:x="0.0543in" svg:y="0.0433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g></text:span><text:span text:style-name="T68"> and </text:span><text:span text:style-name="T68"><draw:g text:anchor-type="as-char" svg:y="-0.0618in" draw:z-index="9" draw:style-name="gr1"><svg:title>TexMaths</svg:title><svg:desc>10§display§x_{i}§svg§600§FALSE§</svg:desc><draw:polygon draw:style-name="gr2" draw:text-style-name="P81" svg:width="0.1177in" svg:height="0.0799in" svg:x="0in" svg:y="0.002in" svg:viewBox="0 0 300 204" draw:points="150,204 0,204 0,0 300,0 300,204"><text:p/></draw:polygon><draw:path draw:style-name="gr3" draw:text-style-name="P82" svg:width="0.0689in" svg:height="0.0626in" svg:x="0.0039in" svg:y="0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2" svg:width="0.0295in" svg:height="0.0654in" svg:x="0.0835in" svg:y="0.0177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g></text:span><text:span text:style-name="T68"> in separate columns.</text:span></text:p>
              </text:list-item>
            </text:list>
          </text:list-item>
          <text:list-item>
            <text:p text:style-name="P74"><text:span text:style-name="T68">Create a </text:span><text:span text:style-name="T69">G</text:span><text:span text:style-name="T68">it repository to track your changes as you write the C++ code. Make regular commits and push them to Bitbucket as you work.</text:span></text:p>
          </text:list-item>
          <text:list-item>
            <text:p text:style-name="P74"><text:soft-page-break/><text:span text:style-name="T68">After you are sure the code works, compile the code and place the executable in a directory called “</text:span><text:span text:style-name="T69">training\</text:span><text:span text:style-name="T68">bin</text:span><text:span text:style-name="T69">\</text:span><text:span text:style-name="T68">”</text:span></text:p>
          </text:list-item>
          <text:list-item>
            <text:p text:style-name="P76"><text:span text:style-name="T5">Write a Slurm script to run the executable as a batch job. </text:span><text:span text:style-name="T69">Solve the equation for </text:span><text:span text:style-name="T69"><draw:g text:anchor-type="as-char" svg:y="-0.1043in" draw:z-index="10" draw:style-name="gr1"><svg:title>TexMaths</svg:title><svg:desc>10§display§t \in [0, 9]§svg§600§FALSE§</svg:desc><draw:polygon draw:style-name="gr2" draw:text-style-name="P81" svg:width="0.4945in" svg:height="0.1378in" svg:x="0in" svg:y="0.0004in" svg:viewBox="0 0 1257 351" draw:points="628,351 0,351 0,0 1257,0 1257,351"><text:p/></draw:polygon><draw:path draw:style-name="gr3" draw:text-style-name="P82" svg:width="0.0425in" svg:height="0.0882in" svg:x="0.0031in" svg:y="0.0161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693in" svg:height="0.0803in" svg:x="0.0996in" svg:y="0.0291in" svg:viewBox="0 0 177 205" svg:d="M164 109c6 0 13 0 13-7s-7-7-13-7h-150c5-47 45-81 95-81h55c6 0 13 0 13-7s-7-7-13-7h-55c-61 0-109 46-109 102 0 57 48 103 109 103h55c6 0 13 0 13-7s-7-7-13-7h-55c-50 0-90-34-95-82z"><text:p/></draw:path><draw:polygon draw:style-name="gr3" draw:text-style-name="P82" svg:width="0.0189in" svg:height="0.1382in" svg:x="0.235in" svg:y="0in" svg:viewBox="0 0 49 352" draw:points="49,352 49,338 14,338 14,14 49,14 49,0 0,0 0,352"><text:p/></draw:polygon><draw:path draw:style-name="gr3" draw:text-style-name="P82" svg:width="0.0583in" svg:height="0.0953in" svg:x="0.2622in" svg:y="0.0118in"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82" svg:width="0.0161in" svg:height="0.0413in" svg:x="0.3378in" svg:y="0.089in" svg:viewBox="0 0 42 106" svg:d="M42 37c0-23-9-37-23-37-12 0-19 9-19 19 0 9 7 19 19 19 4 0 9-2 13-5 1-1 1-1 1-1 1 0 1 0 1 5 0 27-12 48-24 60-4 3-4 4-4 5 0 3 2 4 3 4 4 0 33-27 33-69z"><text:p/></draw:path><draw:path draw:style-name="gr3" draw:text-style-name="P82" svg:width="0.0575in" svg:height="0.0953in" svg:x="0.3929in" svg:y="0.0118in" svg:viewBox="0 0 147 243" svg:d="M115 123v11c0 83-37 99-57 99-6 0-25-1-35-13 16 0 18-10 18-16 0-11-8-16-16-16-6 0-16 3-16 17 0 23 19 38 49 38 46 0 89-48 89-124 0-95-41-119-72-119-20 0-37 6-52 22s-23 31-23 57c0 45 31 79 71 79 21 0 36-15 44-35zM71 150c-6 0-22 0-33-22-6-13-6-31-6-48 0-19 0-36 7-49 10-18 23-22 36-22 16 0 28 12 34 28 4 11 5 33 5 49 0 30-12 64-43 64z"><text:p/></draw:path><draw:polygon draw:style-name="gr3" draw:text-style-name="P82" svg:width="0.0189in" svg:height="0.1382in" svg:x="0.4591in" svg:y="0in" svg:viewBox="0 0 49 352" draw:points="49,0 0,0 0,14 35,14 35,338 0,338 0,352 49,352"><text:p/></draw:polygon></draw:g></text:span><text:span text:style-name="T69"> for several different values of the time step parameter, </text:span><text:span text:style-name="T69"><draw:g text:anchor-type="as-char" svg:y="-0.1165in" draw:z-index="11" draw:style-name="gr1"><svg:title>TexMaths</svg:title><svg:desc>10§display§\Delta t = 10^{-z}, z \in \{-6, -5, ..., 0 \}§svg§600§FALSE§</svg:desc><draw:polygon draw:style-name="gr2" draw:text-style-name="P81" svg:width="1.7953in" svg:height="0.1512in" svg:x="0in" svg:y="0in" svg:viewBox="0 0 4561 385" draw:points="2280,385 0,385 0,0 4561,0 4561,385"><text:p/></draw:polygon><draw:path draw:style-name="gr3" draw:text-style-name="P82" svg:width="0.102in" svg:height="0.0992in" svg:x="0.0067in" svg:y="0.0177in" svg:viewBox="0 0 260 253" svg:d="M139 6c-2-4-3-6-9-6s-7 2-9 6l-119 240c-2 3-2 3-2 4 0 3 2 3 8 3h245c5 0 7 0 7-3 0-1 0-1-1-4zM119 35l95 191h-190z"><text:p/></draw:path><draw:path draw:style-name="gr3" draw:text-style-name="P82" svg:width="0.0425in" svg:height="0.0882in" svg:x="0.1181in" svg:y="0.0311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2" svg:width="0.0921in" svg:height="0.0323in" svg:x="0.211in" svg:y="0.0665in" svg:viewBox="0 0 235 83" svg:d="M223 14c5 0 12 0 12-7s-7-7-12-7h-211c-5 0-12 0-12 7s7 7 12 7zM223 83c5 0 12 0 12-7s-7-7-12-7h-211c-5 0-12 0-12 7s7 7 12 7z"><text:p/></draw:path><draw:path draw:style-name="gr3" draw:text-style-name="P82" svg:width="0.0457in" svg:height="0.0921in" svg:x="0.361in" svg:y="0.0256in" svg:viewBox="0 0 117 235" svg:d="M73 9c0-8 0-9-8-9-22 23-54 23-65 23v11c7 0 28 0 46-10v183c0 13-1 17-33 17h-11v11c13-1 43-1 58-1 14 0 45 0 57 1v-11h-11c-32 0-33-4-33-17z"><text:p/></draw:path><draw:path draw:style-name="gr3" draw:text-style-name="P82" svg:width="0.0583in" svg:height="0.0953in" svg:x="0.4232in" svg:y="0.0256in"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82" svg:width="0.0654in" svg:height="0.0047in" svg:x="0.4972in" svg:y="0.0339in" svg:viewBox="0 0 167 13" svg:d="M157 13c4 0 10 0 10-6 0-7-5-7-10-7h-147c-4 0-10 0-10 6 0 7 6 7 10 7z"><text:p/></draw:path><draw:path draw:style-name="gr3" draw:text-style-name="P82" svg:width="0.0445in" svg:height="0.0437in" svg:x="0.5787in" svg:y="0.0169in" svg:viewBox="0 0 114 112" svg:d="M27 88c6-7 11-12 32-28 5-5 23-20 31-26 15-15 24-28 24-31s-3-3-4-3c-2 0-3 0-4 2-8 12-13 16-19 16-3 0-7-1-14-8-9-8-14-10-20-10-20 0-33 22-33 29 0 2 2 3 4 3 3 0 4-1 5-3 3-9 17-10 21-10 6 0 12 2 16 3 13 3 15 3 21 3-6 6-11 11-34 30-19 15-26 21-31 26-15 15-22 26-22 28 0 3 3 3 4 3 3 0 3-1 4-3 7-9 15-15 23-15 3 0 7 1 14 7 7 7 12 11 20 11 27 0 43-30 43-39 0-3-2-3-4-3-3 0-3 1-4 4-5 13-20 19-32 19-5 0-12-2-18-3-11-3-13-3-18-3 0 0-4 0-5 1z"><text:p/></draw:path><draw:path draw:style-name="gr3" draw:text-style-name="P82" svg:width="0.0161in" svg:height="0.0413in" svg:x="0.6488in" svg:y="0.1024in" svg:viewBox="0 0 42 106" svg:d="M42 37c0-23-9-37-23-37-12 0-19 9-19 19 0 9 7 19 19 19 4 0 9-2 13-5 1-1 1-1 1-1 1 0 1 0 1 5 0 27-12 48-24 60-4 3-4 4-4 5 0 3 2 4 3 4 4 0 33-27 33-69z"><text:p/></draw:path><draw:path draw:style-name="gr3" draw:text-style-name="P82" svg:width="0.0587in" svg:height="0.0626in" svg:x="0.7043in" svg:y="0.0555in" svg:viewBox="0 0 150 160" svg:d="M32 127c19-21 29-29 42-40 0-1 22-19 35-32 33-33 41-50 41-51 0-4-3-4-4-4-2 0-3 1-5 4-11 17-18 23-27 23-8 0-12-6-18-12-7-8-13-15-24-15-27 0-43 33-43 40 0 2 1 4 4 4s4-2 5-4c7-16 27-16 30-16 7 0 14 2 22 5 14 5 18 5 27 5-12 16-42 41-49 47l-32 29c-24 24-36 44-36 47s4 3 4 3c3 0 4 0 6-4 8-13 19-22 30-22 8 0 12 3 20 13 7 8 13 13 23 13 35 0 56-45 56-54 0-2-2-4-5-4s-3 2-5 5c-8 23-30 30-42 30-7 0-13-3-21-5-12-5-17-6-25-6 0 0-6 0-9 1z"><text:p/></draw:path><draw:path draw:style-name="gr3" draw:text-style-name="P82" svg:width="0.0693in" svg:height="0.0803in" svg:x="0.8181in" svg:y="0.0429in" svg:viewBox="0 0 177 205" svg:d="M164 109c6 0 13 0 13-7s-7-7-13-7h-149c4-47 44-81 94-81h55c6 0 13 0 13-7s-7-7-13-7h-55c-61 0-109 46-109 102 0 57 48 103 109 103h55c6 0 13 0 13-7s-7-7-13-7h-55c-50 0-90-34-94-82z"><text:p/></draw:path><draw:path draw:style-name="gr3" draw:text-style-name="P82" svg:width="0.0492in" svg:height="0.1382in" svg:x="0.9472in" svg:y="0.0138in" svg:viewBox="0 0 126 352" svg:d="M75 47c0-14 9-37 48-39 1-1 3-2 3-4 0-4-3-4-7-4-35 0-68 18-68 44v80c0 14 0 25-14 37-13 10-26 11-34 11-2 1-3 2-3 4 0 4 2 4 6 4 23 2 40 14 44 31 1 4 1 5 1 18v70c0 14 0 26 17 39 14 11 37 14 51 14 4 0 7 0 7-3 0-4-2-4-6-4-22-2-40-13-44-31-1-3-1-4-1-17v-74c0-16-3-22-14-33-8-7-18-11-28-14 29-8 42-24 42-45z"><text:p/></draw:path><draw:path draw:style-name="gr3" draw:text-style-name="P82" svg:width="0.0846in" svg:height="0.0055in" svg:x="1.0177in" svg:y="0.0795in" svg:viewBox="0 0 216 15" svg:d="M203 15c6 0 13 0 13-7 0-8-7-8-13-8h-191c-6 0-12 0-12 8 0 7 6 7 12 7z"><text:p/></draw:path><draw:path draw:style-name="gr3" draw:text-style-name="P82" svg:width="0.0575in" svg:height="0.0953in" svg:x="1.1193in" svg:y="0.0256in" svg:viewBox="0 0 147 243" svg:d="M32 119v-8c0-89 44-102 62-102 8 0 23 2 31 14-5 0-20 0-20 16 0 11 9 16 17 16 5 0 16-3 16-17 0-21-16-38-45-38-45 0-93 46-93 124 0 94 41 119 74 119 39 0 73-33 73-80 0-45-32-79-71-79-24 0-37 18-44 35zM74 233c-22 0-33-21-35-27-6-16-6-44-6-51 0-27 11-63 43-63 5 0 22 0 33 22 6 13 6 31 6 49 0 17 0 34-6 47-11 21-27 23-35 23z"><text:p/></draw:path><draw:path draw:style-name="gr3" draw:text-style-name="P82" svg:width="0.0161in" svg:height="0.0413in" svg:x="1.1941in" svg:y="0.1024in" svg:viewBox="0 0 42 106" svg:d="M42 37c0-23-9-37-23-37-12 0-19 9-19 19 0 9 7 19 19 19 4 0 9-2 13-5 1-1 1-1 1-1 1 0 1 0 1 5 0 27-12 48-24 60-4 3-4 4-4 5 0 3 2 4 3 4 4 0 33-27 33-69z"><text:p/></draw:path><draw:path draw:style-name="gr3" draw:text-style-name="P82" svg:width="0.0846in" svg:height="0.0055in" svg:x="1.2551in" svg:y="0.0795in" svg:viewBox="0 0 216 15" svg:d="M203 15c6 0 13 0 13-7 0-8-7-8-13-8h-191c-6 0-12 0-12 8 0 7 6 7 12 7z"><text:p/></draw:path><draw:path draw:style-name="gr3" draw:text-style-name="P82" svg:width="0.0551in" svg:height="0.0953in" svg:x="1.3579in" svg:y="0.0256in" svg:viewBox="0 0 141 243" svg:d="M141 164c0-42-29-77-67-77-17 0-32 5-45 18v-69c7 2 19 5 30 5 44 0 68-33 68-37 0-2-1-4-3-4 0 0-1 0-3 1-7 3-24 10-48 10-14 0-31-2-47-10-3-1-4-1-4-1-4 0-4 3-4 9v104c0 7 0 9 5 9 2 0 3-1 5-3 3-5 17-24 45-24 19 0 28 16 30 22 6 13 7 27 7 45 0 12 0 33-9 48-8 14-21 23-38 23-25 0-46-19-52-40 1 1 2 1 6 1 12 0 18-9 18-17 0-9-6-17-18-17-5 0-17 2-17 18 0 31 24 65 64 65 41 0 77-34 77-79z"><text:p/></draw:path><draw:path draw:style-name="gr3" draw:text-style-name="P82" svg:width="0.0161in" svg:height="0.0413in" svg:x="1.4315in" svg:y="0.1024in" svg:viewBox="0 0 42 106" svg:d="M42 37c0-23-9-37-23-37-12 0-19 9-19 19 0 9 7 19 19 19 4 0 9-2 13-5 1-1 1-1 1-1 1 0 1 0 1 5 0 27-12 48-24 60-4 3-4 4-4 5 0 3 2 4 3 4 4 0 33-27 33-69z"><text:p/></draw:path><draw:path draw:style-name="gr3" draw:text-style-name="P82" svg:width="0.0146in" svg:height="0.0146in" svg:x="1.4929in" svg:y="0.1024in" svg:viewBox="0 0 38 38" svg:d="M38 19c0-10-8-19-19-19-10 0-19 9-19 19 0 11 9 19 19 19 11 0 19-8 19-19z"><text:p/></draw:path><draw:path draw:style-name="gr3" draw:text-style-name="P82" svg:width="0.0146in" svg:height="0.0146in" svg:x="1.5311in" svg:y="0.1024in" svg:viewBox="0 0 38 38" svg:d="M38 19c0-10-8-19-19-19-10 0-19 9-19 19 0 11 9 19 19 19 11 0 19-8 19-19z"><text:p/></draw:path><draw:path draw:style-name="gr3" draw:text-style-name="P82" svg:width="0.0146in" svg:height="0.0146in" svg:x="1.5697in" svg:y="0.1024in" svg:viewBox="0 0 38 38" svg:d="M38 19c0-10-8-19-19-19-10 0-19 9-19 19 0 11 9 19 19 19 11 0 19-8 19-19z"><text:p/></draw:path><draw:path draw:style-name="gr3" draw:text-style-name="P82" svg:width="0.0161in" svg:height="0.0413in" svg:x="1.6079in" svg:y="0.1024in" svg:viewBox="0 0 42 106" svg:d="M42 37c0-23-9-37-23-37-12 0-19 9-19 19 0 9 7 19 19 19 4 0 9-2 13-5 1-1 1-1 1-1 1 0 1 0 1 5 0 27-12 48-24 60-4 3-4 4-4 5 0 3 2 4 3 4 4 0 33-27 33-69z"><text:p/></draw:path><draw:path draw:style-name="gr3" draw:text-style-name="P82" svg:width="0.0583in" svg:height="0.0953in" svg:x="1.6626in" svg:y="0.0256in" svg:viewBox="0 0 149 243" svg:d="M149 122c0-28-2-56-14-82-16-34-45-40-60-40-22 0-47 9-62 42-11 24-13 52-13 80 0 27 1 58 16 85 15 29 41 36 58 36 19 0 46-8 62-41 11-24 13-52 13-80zM74 235c-14 0-34-9-41-43-4-21-4-53-4-74 0-23 0-46 3-65 7-42 33-45 42-45 12 0 35 6 42 41 4 20 4 47 4 69 0 26 0 50-4 73-6 33-26 44-42 44z"><text:p/></draw:path><draw:path draw:style-name="gr3" draw:text-style-name="P82" svg:width="0.0492in" svg:height="0.1382in" svg:x="1.7362in" svg:y="0.0138in" svg:viewBox="0 0 126 352" svg:d="M51 306c0 14-9 36-48 39-2 0-3 1-3 4s4 3 7 3c34 0 67-17 68-44v-80c0-14 0-25 14-37 12-10 26-11 34-11 1 0 3-2 3-4 0-3-2-3-6-4-23-1-40-14-44-31-1-4-1-5-1-17v-70c0-15 0-26-17-40-14-10-39-14-51-14-3 0-7 0-7 4 0 3 2 3 6 4 22 1 39 12 44 30 1 4 1 4 1 17v74c0 16 3 22 14 33 8 8 18 11 28 14-29 8-42 25-42 45z"><text:p/></draw:path></draw:g></text:span><text:span text:style-name="T69">. Store the </text:span><text:span text:style-name="T70">resulting input and output files in “training\data\”.</text:span></text:p>
          </text:list-item>
          <text:list-item>
            <text:p text:style-name="P75"><text:span text:style-name="T70">Write a </text:span><text:span text:style-name="T71">Python script to plot the seven data sets. Calculate the error between the numerical solution you have generated and the analytical solution. </text:span><text:span text:style-name="T72">Save the script and the plot in “training\plt\”.</text:span></text:p>
          </text:list-item>
        </text:list>
        <text:h text:style-name="P80" text:outline-level="1">Task 9. Show Me Your Work</text:h>
        <text:p text:style-name="P49">Congratulations! You have completed the training and have learned a lot about high performance computing. <text:span text:style-name="T147">Your last task is to come talk to me and show me your work. </text:span></text:p>
        <text:p text:style-name="P51">It is likely that you have had questions and struggles along the way, and we will have talked some already. Either way, make an appointment to come talk to me in my office. You can show me what you have accomplished, and we will get started on the research project I have in mind for you.</text:p>
      </text:section>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Roman 10" svg:font-family="'LM Roman 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M Roman 10" fo:font-family="'LM Roman 10'" style:font-pitch="variable" officeooo:rsid="0005267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text-properties fo:font-size="11pt"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start" style:justify-single-word="false" fo:text-indent="0in" style:auto-text-indent="false"/>
      <style:text-properties style:font-name="LM Roman 10" fo:font-family="'LM Roman 10'" style:font-pitch="variable"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align="justify" style:justify-single-word="false" fo:text-indent="0in" style:auto-text-indent="false"/>
      <style:text-properties style:font-name="LM Roman 10" fo:font-family="'LM Roman 10'" style:font-pitch="variable" fo:font-size="11pt" fo:font-weight="bold" officeooo:rsid="001d51a0" style:font-size-asian="11pt" style:font-weight-asian="bold" style:font-size-complex="11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start" style:justify-single-word="false">
        <style:tab-stops>
          <style:tab-stop style:position="3.502in"/>
          <style:tab-stop style:position="5.3772in"/>
        </style:tab-stops>
      </style:paragraph-properties>
      <style:text-properties style:font-name="LM Roman 10" fo:font-size="10pt" officeooo:rsid="00445b38" officeooo:paragraph-rsid="00464054" style:font-size-asian="10pt" style:font-size-complex="10pt"/>
    </style:style>
    <style:style style:name="MT1" style:family="text">
      <style:text-properties officeooo:rsid="0046405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span text:style-name="MT1">© 2017 Douglas R. Tree</text:span><text:tab/><text:page-number text:select-page="current">7</text:page-number><text:tab/><text:span text:style-name="MT1">Last updated: </text:span><text:span text:style-name="MT1"><text:date style:data-style-name="N37" text:date-value="2017-08-06T00:29:50.504117170" text:fixed="true">08/06/1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1:07:22.681263806</meta:creation-date>
    <dc:date>2017-08-06T00:30:07.443142715</dc:date>
    <meta:editing-duration>PT7H3M39S</meta:editing-duration>
    <meta:editing-cycles>252</meta:editing-cycles>
    <meta:generator>LibreOffice/5.1.6.2$Linux_X86_64 LibreOffice_project/10m0$Build-2</meta:generator>
    <meta:document-statistic meta:table-count="0" meta:image-count="0" meta:object-count="0" meta:page-count="7" meta:paragraph-count="104" meta:word-count="3183" meta:character-count="17964" meta:non-whitespace-character-count="14886"/>
  </office:meta>
</office:document-meta>
</file>